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5E0000005EACD32FBA6E785776.png" manifest:media-type="image/png"/>
  <manifest:file-entry manifest:full-path="Pictures/100000000000005E0000005E678C7EBED077601A.png" manifest:media-type="image/png"/>
  <manifest:file-entry manifest:full-path="Pictures/1000000000000462000000584F439745515D277C.png" manifest:media-type="image/png"/>
  <manifest:file-entry manifest:full-path="Pictures/1000000000000020000000204B249CA79A42C6D7.png" manifest:media-type="image/png"/>
  <manifest:file-entry manifest:full-path="Pictures/1000020100000A26000000EC2D54EC42112EA04B.png" manifest:media-type="image/png"/>
  <manifest:file-entry manifest:full-path="Pictures/1000000000000059000000478358BC09E866CC53.png" manifest:media-type="image/png"/>
  <manifest:file-entry manifest:full-path="Pictures/1000000000000008000000084D60FB4967481DFF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Bitstream Vera Sans2" svg:font-family="'Bitstream Vera Sans'" style:font-adornments="Norm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Bitstream Vera Sans6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7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Century Gothic" svg:font-family="'Century Gothic'" style:font-family-generic="swiss" style:font-pitch="variable"/>
    <style:font-face style:name="Times New Roman1" svg:font-family="'Times New Roman'" style:font-family-generic="swiss" style:font-pitch="variable"/>
    <style:font-face style:name="Bitstream Vera Sans8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46" style:family="table">
      <style:table-properties style:width="19.001cm" table:align="margins"/>
    </style:style>
    <style:style style:name="Tableau46.A" style:family="table-column">
      <style:table-column-properties style:column-width="0.972cm" style:rel-column-width="3352*"/>
    </style:style>
    <style:style style:name="Tableau46.B" style:family="table-column">
      <style:table-column-properties style:column-width="3.955cm" style:rel-column-width="13639*"/>
    </style:style>
    <style:style style:name="Tableau46.C" style:family="table-column">
      <style:table-column-properties style:column-width="0.647cm" style:rel-column-width="2232*"/>
    </style:style>
    <style:style style:name="Tableau46.D" style:family="table-column">
      <style:table-column-properties style:column-width="2.15cm" style:rel-column-width="7416*"/>
    </style:style>
    <style:style style:name="Tableau46.E" style:family="table-column">
      <style:table-column-properties style:column-width="0.527cm" style:rel-column-width="1819*"/>
    </style:style>
    <style:style style:name="Tableau46.F" style:family="table-column">
      <style:table-column-properties style:column-width="4.299cm" style:rel-column-width="14826*"/>
    </style:style>
    <style:style style:name="Tableau46.G" style:family="table-column">
      <style:table-column-properties style:column-width="0.547cm" style:rel-column-width="1885*"/>
    </style:style>
    <style:style style:name="Tableau46.H" style:family="table-column">
      <style:table-column-properties style:column-width="1.64cm" style:rel-column-width="5657*"/>
    </style:style>
    <style:style style:name="Tableau46.I" style:family="table-column">
      <style:table-column-properties style:column-width="0.764cm" style:rel-column-width="2634*"/>
    </style:style>
    <style:style style:name="Tableau46.J" style:family="table-column">
      <style:table-column-properties style:column-width="3.501cm" style:rel-column-width="12075*"/>
    </style:style>
    <style:style style:name="Tableau46.1" style:family="table-row">
      <style:table-row-properties style:min-row-height="0.794cm"/>
    </style:style>
    <style:style style:name="Tableau46.A1" style:family="table-cell">
      <style:table-cell-properties fo:background-color="#ffffa6" fo:padding="0.097cm" fo:border="none">
        <style:background-image/>
      </style:table-cell-properties>
    </style:style>
    <style:style style:name="Tableau46.C1" style:family="table-cell">
      <style:table-cell-properties fo:padding="0.097cm" fo:border="none"/>
    </style:style>
    <style:style style:name="Tableau46.D1" style:family="table-cell">
      <style:table-cell-properties fo:padding="0.097cm" fo:border="none"/>
    </style:style>
    <style:style style:name="Tableau46.E1" style:family="table-cell">
      <style:table-cell-properties fo:padding="0.097cm" fo:border="none"/>
    </style:style>
    <style:style style:name="Tableau46.F1" style:family="table-cell">
      <style:table-cell-properties fo:background-color="#dde8cb" fo:padding="0.097cm" fo:border="none">
        <style:background-image/>
      </style:table-cell-properties>
    </style:style>
    <style:style style:name="Tableau46.G1" style:family="table-cell">
      <style:table-cell-properties fo:padding="0.097cm" fo:border="none"/>
    </style:style>
    <style:style style:name="Tableau46.H1" style:family="table-cell">
      <style:table-cell-properties fo:padding="0.097cm" fo:border="none"/>
    </style:style>
    <style:style style:name="Tableau46.I1" style:family="table-cell">
      <style:table-cell-properties fo:padding="0.097cm" fo:border="none"/>
    </style:style>
    <style:style style:name="Tableau46.J1" style:family="table-cell">
      <style:table-cell-properties fo:background-color="#ffd8ce" fo:padding="0.097cm" fo:border="none">
        <style:background-image/>
      </style:table-cell-properties>
    </style:style>
    <style:style style:name="Tableau46.C2" style:family="table-cell">
      <style:table-cell-properties fo:padding="0.097cm" fo:border="none"/>
    </style:style>
    <style:style style:name="Tableau46.D2" style:family="table-cell">
      <style:table-cell-properties fo:padding="0.097cm" fo:border="none"/>
    </style:style>
    <style:style style:name="Tableau46.E2" style:family="table-cell">
      <style:table-cell-properties fo:padding="0.097cm" fo:border="none"/>
    </style:style>
    <style:style style:name="Tableau46.G2" style:family="table-cell">
      <style:table-cell-properties fo:padding="0.097cm" fo:border="none"/>
    </style:style>
    <style:style style:name="Tableau46.H2" style:family="table-cell">
      <style:table-cell-properties fo:padding="0.097cm" fo:border="none"/>
    </style:style>
    <style:style style:name="Tableau46.I2" style:family="table-cell">
      <style:table-cell-properties fo:padding="0.097cm" fo:border="none"/>
    </style:style>
    <style:style style:name="Tableau46.C3" style:family="table-cell">
      <style:table-cell-properties fo:padding="0.097cm" fo:border="none"/>
    </style:style>
    <style:style style:name="Tableau46.D3" style:family="table-cell">
      <style:table-cell-properties fo:padding="0.097cm" fo:border="none"/>
    </style:style>
    <style:style style:name="Tableau46.E3" style:family="table-cell">
      <style:table-cell-properties fo:padding="0.097cm" fo:border="none"/>
    </style:style>
    <style:style style:name="Tableau46.G3" style:family="table-cell">
      <style:table-cell-properties fo:padding="0.097cm" fo:border="none"/>
    </style:style>
    <style:style style:name="Tableau46.H3" style:family="table-cell">
      <style:table-cell-properties fo:padding="0.097cm" fo:border="none"/>
    </style:style>
    <style:style style:name="Tableau46.I3" style:family="table-cell">
      <style:table-cell-properties fo:padding="0.097cm" fo:border="none"/>
    </style:style>
    <style:style style:name="Tableau46.C4" style:family="table-cell">
      <style:table-cell-properties fo:padding="0.097cm" fo:border="none"/>
    </style:style>
    <style:style style:name="Tableau46.D4" style:family="table-cell">
      <style:table-cell-properties fo:padding="0.097cm" fo:border="none"/>
    </style:style>
    <style:style style:name="Tableau46.E4" style:family="table-cell">
      <style:table-cell-properties fo:padding="0.097cm" fo:border="none"/>
    </style:style>
    <style:style style:name="Tableau46.G4" style:family="table-cell">
      <style:table-cell-properties fo:padding="0.097cm" fo:border="none"/>
    </style:style>
    <style:style style:name="Tableau46.H4" style:family="table-cell">
      <style:table-cell-properties fo:padding="0.097cm" fo:border="none"/>
    </style:style>
    <style:style style:name="Tableau46.I4" style:family="table-cell">
      <style:table-cell-properties fo:padding="0.097cm" fo:border="none"/>
    </style:style>
    <style:style style:name="Tableau46.C5" style:family="table-cell">
      <style:table-cell-properties fo:padding="0.097cm" fo:border="none"/>
    </style:style>
    <style:style style:name="Tableau46.D5" style:family="table-cell">
      <style:table-cell-properties fo:padding="0.097cm" fo:border="none"/>
    </style:style>
    <style:style style:name="Tableau46.E5" style:family="table-cell">
      <style:table-cell-properties fo:padding="0.097cm" fo:border="none"/>
    </style:style>
    <style:style style:name="Tableau46.G5" style:family="table-cell">
      <style:table-cell-properties fo:padding="0.097cm" fo:border="none"/>
    </style:style>
    <style:style style:name="Tableau46.H5" style:family="table-cell">
      <style:table-cell-properties fo:padding="0.097cm" fo:border="none"/>
    </style:style>
    <style:style style:name="Tableau46.I5" style:family="table-cell">
      <style:table-cell-properties fo:padding="0.097cm" fo:border="none"/>
    </style:style>
    <style:style style:name="Tableau46.C6" style:family="table-cell">
      <style:table-cell-properties fo:padding="0.097cm" fo:border="none"/>
    </style:style>
    <style:style style:name="Tableau46.D6" style:family="table-cell">
      <style:table-cell-properties fo:padding="0.097cm" fo:border="none"/>
    </style:style>
    <style:style style:name="Tableau46.E6" style:family="table-cell">
      <style:table-cell-properties fo:padding="0.097cm" fo:border="none"/>
    </style:style>
    <style:style style:name="Tableau46.G6" style:family="table-cell">
      <style:table-cell-properties fo:padding="0.097cm" fo:border="none"/>
    </style:style>
    <style:style style:name="Tableau46.H6" style:family="table-cell">
      <style:table-cell-properties fo:padding="0.097cm" fo:border="none"/>
    </style:style>
    <style:style style:name="Tableau46.I6" style:family="table-cell">
      <style:table-cell-properties fo:padding="0.097cm" fo:border="none"/>
    </style:style>
    <style:style style:name="Tableau46.C7" style:family="table-cell">
      <style:table-cell-properties fo:padding="0.097cm" fo:border="none"/>
    </style:style>
    <style:style style:name="Tableau46.D7" style:family="table-cell">
      <style:table-cell-properties fo:padding="0.097cm" fo:border="none"/>
    </style:style>
    <style:style style:name="Tableau46.E7" style:family="table-cell">
      <style:table-cell-properties fo:padding="0.097cm" fo:border="none"/>
    </style:style>
    <style:style style:name="Tableau46.G7" style:family="table-cell">
      <style:table-cell-properties fo:padding="0.097cm" fo:border="none"/>
    </style:style>
    <style:style style:name="Tableau46.H7" style:family="table-cell">
      <style:table-cell-properties fo:padding="0.097cm" fo:border="none"/>
    </style:style>
    <style:style style:name="Tableau46.I7" style:family="table-cell">
      <style:table-cell-properties fo:padding="0.097cm" fo:border="none"/>
    </style:style>
    <style:style style:name="Tableau46.C8" style:family="table-cell">
      <style:table-cell-properties fo:padding="0.097cm" fo:border="none"/>
    </style:style>
    <style:style style:name="Tableau46.D8" style:family="table-cell">
      <style:table-cell-properties fo:padding="0.097cm" fo:border="none"/>
    </style:style>
    <style:style style:name="Tableau46.E8" style:family="table-cell">
      <style:table-cell-properties fo:padding="0.097cm" fo:border="none"/>
    </style:style>
    <style:style style:name="Tableau46.G8" style:family="table-cell">
      <style:table-cell-properties fo:padding="0.097cm" fo:border="none"/>
    </style:style>
    <style:style style:name="Tableau46.H8" style:family="table-cell">
      <style:table-cell-properties fo:padding="0.097cm" fo:border="none"/>
    </style:style>
    <style:style style:name="Tableau46.I8" style:family="table-cell">
      <style:table-cell-properties fo:padding="0.097cm" fo:border="none"/>
    </style:style>
    <style:style style:name="Tableau46.C9" style:family="table-cell">
      <style:table-cell-properties fo:padding="0.097cm" fo:border="none"/>
    </style:style>
    <style:style style:name="Tableau46.D9" style:family="table-cell">
      <style:table-cell-properties fo:padding="0.097cm" fo:border="none"/>
    </style:style>
    <style:style style:name="Tableau46.E9" style:family="table-cell">
      <style:table-cell-properties fo:padding="0.097cm" fo:border="none"/>
    </style:style>
    <style:style style:name="Tableau46.G9" style:family="table-cell">
      <style:table-cell-properties fo:padding="0.097cm" fo:border="none"/>
    </style:style>
    <style:style style:name="Tableau46.H9" style:family="table-cell">
      <style:table-cell-properties fo:padding="0.097cm" fo:border="none"/>
    </style:style>
    <style:style style:name="Tableau46.I9" style:family="table-cell">
      <style:table-cell-properties fo:padding="0.097cm" fo:border="none"/>
    </style:style>
    <style:style style:name="Tableau46.C10" style:family="table-cell">
      <style:table-cell-properties fo:padding="0.097cm" fo:border="none"/>
    </style:style>
    <style:style style:name="Tableau46.D10" style:family="table-cell">
      <style:table-cell-properties fo:padding="0.097cm" fo:border="none"/>
    </style:style>
    <style:style style:name="Tableau46.E10" style:family="table-cell">
      <style:table-cell-properties fo:padding="0.097cm" fo:border="none"/>
    </style:style>
    <style:style style:name="Tableau46.G10" style:family="table-cell">
      <style:table-cell-properties fo:padding="0.097cm" fo:border="none"/>
    </style:style>
    <style:style style:name="Tableau46.H10" style:family="table-cell">
      <style:table-cell-properties fo:padding="0.097cm" fo:border="none"/>
    </style:style>
    <style:style style:name="Tableau46.I10" style:family="table-cell">
      <style:table-cell-properties fo:padding="0.097cm" fo:border="none"/>
    </style:style>
    <style:style style:name="Tableau46.C11" style:family="table-cell">
      <style:table-cell-properties fo:padding="0.097cm" fo:border="none"/>
    </style:style>
    <style:style style:name="Tableau46.D11" style:family="table-cell">
      <style:table-cell-properties fo:padding="0.097cm" fo:border="none"/>
    </style:style>
    <style:style style:name="Tableau46.E11" style:family="table-cell">
      <style:table-cell-properties fo:padding="0.097cm" fo:border="none"/>
    </style:style>
    <style:style style:name="Tableau46.G11" style:family="table-cell">
      <style:table-cell-properties fo:padding="0.097cm" fo:border="none"/>
    </style:style>
    <style:style style:name="Tableau46.H11" style:family="table-cell">
      <style:table-cell-properties fo:padding="0.097cm" fo:border="none"/>
    </style:style>
    <style:style style:name="Tableau46.I11" style:family="table-cell">
      <style:table-cell-properties fo:padding="0.097cm" fo:border="none"/>
    </style:style>
    <style:style style:name="Tableau46.C12" style:family="table-cell">
      <style:table-cell-properties fo:padding="0.097cm" fo:border="none"/>
    </style:style>
    <style:style style:name="Tableau46.D12" style:family="table-cell">
      <style:table-cell-properties fo:padding="0.097cm" fo:border="none"/>
    </style:style>
    <style:style style:name="Tableau46.E12" style:family="table-cell">
      <style:table-cell-properties fo:padding="0.097cm" fo:border="none"/>
    </style:style>
    <style:style style:name="Tableau46.G12" style:family="table-cell">
      <style:table-cell-properties fo:padding="0.097cm" fo:border="none"/>
    </style:style>
    <style:style style:name="Tableau46.H12" style:family="table-cell">
      <style:table-cell-properties fo:padding="0.097cm" fo:border="none"/>
    </style:style>
    <style:style style:name="Tableau46.I12" style:family="table-cell">
      <style:table-cell-properties fo:padding="0.097cm" fo:border="none"/>
    </style:style>
    <style:style style:name="Tableau46.C13" style:family="table-cell">
      <style:table-cell-properties fo:padding="0.097cm" fo:border="none"/>
    </style:style>
    <style:style style:name="Tableau46.D13" style:family="table-cell">
      <style:table-cell-properties fo:padding="0.097cm" fo:border="none"/>
    </style:style>
    <style:style style:name="Tableau46.E13" style:family="table-cell">
      <style:table-cell-properties fo:padding="0.097cm" fo:border="none"/>
    </style:style>
    <style:style style:name="Tableau46.G13" style:family="table-cell">
      <style:table-cell-properties fo:padding="0.097cm" fo:border="none"/>
    </style:style>
    <style:style style:name="Tableau46.H13" style:family="table-cell">
      <style:table-cell-properties fo:padding="0.097cm" fo:border="none"/>
    </style:style>
    <style:style style:name="Tableau46.I13" style:family="table-cell">
      <style:table-cell-properties fo:padding="0.097cm" fo:border="none"/>
    </style:style>
    <style:style style:name="Tableau46.C14" style:family="table-cell">
      <style:table-cell-properties fo:padding="0.097cm" fo:border="none"/>
    </style:style>
    <style:style style:name="Tableau46.D14" style:family="table-cell">
      <style:table-cell-properties fo:padding="0.097cm" fo:border="none"/>
    </style:style>
    <style:style style:name="Tableau46.E14" style:family="table-cell">
      <style:table-cell-properties fo:padding="0.097cm" fo:border="none"/>
    </style:style>
    <style:style style:name="Tableau46.G14" style:family="table-cell">
      <style:table-cell-properties fo:padding="0.097cm" fo:border="none"/>
    </style:style>
    <style:style style:name="Tableau46.H14" style:family="table-cell">
      <style:table-cell-properties fo:padding="0.097cm" fo:border="none"/>
    </style:style>
    <style:style style:name="Tableau46.I14" style:family="table-cell">
      <style:table-cell-properties fo:padding="0.097cm" fo:border="none"/>
    </style:style>
    <style:style style:name="Tableau46.C15" style:family="table-cell">
      <style:table-cell-properties fo:padding="0.097cm" fo:border="none"/>
    </style:style>
    <style:style style:name="Tableau46.D15" style:family="table-cell">
      <style:table-cell-properties fo:padding="0.097cm" fo:border="none"/>
    </style:style>
    <style:style style:name="Tableau46.E15" style:family="table-cell">
      <style:table-cell-properties fo:padding="0.097cm" fo:border="none"/>
    </style:style>
    <style:style style:name="Tableau46.G15" style:family="table-cell">
      <style:table-cell-properties fo:padding="0.097cm" fo:border="none"/>
    </style:style>
    <style:style style:name="Tableau46.H15" style:family="table-cell">
      <style:table-cell-properties fo:padding="0.097cm" fo:border="none"/>
    </style:style>
    <style:style style:name="Tableau46.I15" style:family="table-cell">
      <style:table-cell-properties fo:padding="0.097cm" fo:border="none"/>
    </style:style>
    <style:style style:name="Tableau46.C16" style:family="table-cell">
      <style:table-cell-properties fo:padding="0.097cm" fo:border="none"/>
    </style:style>
    <style:style style:name="Tableau46.D16" style:family="table-cell">
      <style:table-cell-properties fo:padding="0.097cm" fo:border="none"/>
    </style:style>
    <style:style style:name="Tableau46.E16" style:family="table-cell">
      <style:table-cell-properties fo:padding="0.097cm" fo:border="none"/>
    </style:style>
    <style:style style:name="Tableau46.G16" style:family="table-cell">
      <style:table-cell-properties fo:padding="0.097cm" fo:border="none"/>
    </style:style>
    <style:style style:name="Tableau46.H16" style:family="table-cell">
      <style:table-cell-properties fo:padding="0.097cm" fo:border="none"/>
    </style:style>
    <style:style style:name="Tableau46.I16" style:family="table-cell">
      <style:table-cell-properties fo:padding="0.097cm" fo:border="none"/>
    </style:style>
    <style:style style:name="Tableau46.C17" style:family="table-cell">
      <style:table-cell-properties fo:padding="0.097cm" fo:border="none"/>
    </style:style>
    <style:style style:name="Tableau46.D17" style:family="table-cell">
      <style:table-cell-properties fo:padding="0.097cm" fo:border="none"/>
    </style:style>
    <style:style style:name="Tableau46.E17" style:family="table-cell">
      <style:table-cell-properties fo:padding="0.097cm" fo:border="none"/>
    </style:style>
    <style:style style:name="Tableau46.G17" style:family="table-cell">
      <style:table-cell-properties fo:padding="0.097cm" fo:border="none"/>
    </style:style>
    <style:style style:name="Tableau46.H17" style:family="table-cell">
      <style:table-cell-properties fo:padding="0.097cm" fo:border="none"/>
    </style:style>
    <style:style style:name="Tableau46.I17" style:family="table-cell">
      <style:table-cell-properties fo:padding="0.097cm" fo:border="none"/>
    </style:style>
    <style:style style:name="Tableau46.C18" style:family="table-cell">
      <style:table-cell-properties fo:padding="0.097cm" fo:border="none"/>
    </style:style>
    <style:style style:name="Tableau46.D18" style:family="table-cell">
      <style:table-cell-properties fo:padding="0.097cm" fo:border="none"/>
    </style:style>
    <style:style style:name="Tableau46.E18" style:family="table-cell">
      <style:table-cell-properties fo:padding="0.097cm" fo:border="none"/>
    </style:style>
    <style:style style:name="Tableau46.G18" style:family="table-cell">
      <style:table-cell-properties fo:padding="0.097cm" fo:border="none"/>
    </style:style>
    <style:style style:name="Tableau46.H18" style:family="table-cell">
      <style:table-cell-properties fo:padding="0.097cm" fo:border="none"/>
    </style:style>
    <style:style style:name="Tableau46.I18" style:family="table-cell">
      <style:table-cell-properties fo:padding="0.097cm" fo:border="none"/>
    </style:style>
    <style:style style:name="Tableau46.C19" style:family="table-cell">
      <style:table-cell-properties fo:padding="0.097cm" fo:border="none"/>
    </style:style>
    <style:style style:name="Tableau46.D19" style:family="table-cell">
      <style:table-cell-properties fo:padding="0.097cm" fo:border="none"/>
    </style:style>
    <style:style style:name="Tableau46.E19" style:family="table-cell">
      <style:table-cell-properties fo:padding="0.097cm" fo:border="none"/>
    </style:style>
    <style:style style:name="Tableau46.G19" style:family="table-cell">
      <style:table-cell-properties fo:padding="0.097cm" fo:border="none"/>
    </style:style>
    <style:style style:name="Tableau46.H19" style:family="table-cell">
      <style:table-cell-properties fo:padding="0.097cm" fo:border="none"/>
    </style:style>
    <style:style style:name="Tableau46.I19" style:family="table-cell">
      <style:table-cell-properties fo:padding="0.097cm" fo:border="none"/>
    </style:style>
    <style:style style:name="Tableau46.C20" style:family="table-cell">
      <style:table-cell-properties fo:padding="0.097cm" fo:border="none"/>
    </style:style>
    <style:style style:name="Tableau46.D20" style:family="table-cell">
      <style:table-cell-properties fo:padding="0.097cm" fo:border="none"/>
    </style:style>
    <style:style style:name="Tableau46.E20" style:family="table-cell">
      <style:table-cell-properties fo:padding="0.097cm" fo:border="none"/>
    </style:style>
    <style:style style:name="Tableau46.G20" style:family="table-cell">
      <style:table-cell-properties fo:padding="0.097cm" fo:border="none"/>
    </style:style>
    <style:style style:name="Tableau46.H20" style:family="table-cell">
      <style:table-cell-properties fo:padding="0.097cm" fo:border="none"/>
    </style:style>
    <style:style style:name="Tableau46.I20" style:family="table-cell">
      <style:table-cell-properties fo:padding="0.097cm" fo:border="none"/>
    </style:style>
    <style:style style:name="Tableau46.C21" style:family="table-cell">
      <style:table-cell-properties fo:padding="0.097cm" fo:border="none"/>
    </style:style>
    <style:style style:name="Tableau46.D21" style:family="table-cell">
      <style:table-cell-properties fo:padding="0.097cm" fo:border="none"/>
    </style:style>
    <style:style style:name="Tableau46.E21" style:family="table-cell">
      <style:table-cell-properties fo:padding="0.097cm" fo:border="none"/>
    </style:style>
    <style:style style:name="Tableau46.G21" style:family="table-cell">
      <style:table-cell-properties fo:padding="0.097cm" fo:border="none"/>
    </style:style>
    <style:style style:name="Tableau46.H21" style:family="table-cell">
      <style:table-cell-properties fo:padding="0.097cm" fo:border="none"/>
    </style:style>
    <style:style style:name="Tableau46.I21" style:family="table-cell">
      <style:table-cell-properties fo:padding="0.097cm" fo:border="none"/>
    </style:style>
    <style:style style:name="Tableau46.C22" style:family="table-cell">
      <style:table-cell-properties fo:padding="0.097cm" fo:border="none"/>
    </style:style>
    <style:style style:name="Tableau46.D22" style:family="table-cell">
      <style:table-cell-properties fo:padding="0.097cm" fo:border="none"/>
    </style:style>
    <style:style style:name="Tableau46.E22" style:family="table-cell">
      <style:table-cell-properties fo:padding="0.097cm" fo:border="none"/>
    </style:style>
    <style:style style:name="Tableau46.G22" style:family="table-cell">
      <style:table-cell-properties fo:padding="0.097cm" fo:border="none"/>
    </style:style>
    <style:style style:name="Tableau46.H22" style:family="table-cell">
      <style:table-cell-properties fo:padding="0.097cm" fo:border="none"/>
    </style:style>
    <style:style style:name="Tableau46.I22" style:family="table-cell">
      <style:table-cell-properties fo:padding="0.097cm" fo:border="none"/>
    </style:style>
    <style:style style:name="Tableau46.C23" style:family="table-cell">
      <style:table-cell-properties fo:padding="0.097cm" fo:border="none"/>
    </style:style>
    <style:style style:name="Tableau46.D23" style:family="table-cell">
      <style:table-cell-properties fo:padding="0.097cm" fo:border="none"/>
    </style:style>
    <style:style style:name="Tableau46.E23" style:family="table-cell">
      <style:table-cell-properties fo:padding="0.097cm" fo:border="none"/>
    </style:style>
    <style:style style:name="Tableau46.G23" style:family="table-cell">
      <style:table-cell-properties fo:padding="0.097cm" fo:border="none"/>
    </style:style>
    <style:style style:name="Tableau46.H23" style:family="table-cell">
      <style:table-cell-properties fo:padding="0.097cm" fo:border="none"/>
    </style:style>
    <style:style style:name="Tableau46.I23" style:family="table-cell">
      <style:table-cell-properties fo:padding="0.097cm" fo:border="none"/>
    </style:style>
    <style:style style:name="Tableau46.C24" style:family="table-cell">
      <style:table-cell-properties fo:padding="0.097cm" fo:border="none"/>
    </style:style>
    <style:style style:name="Tableau46.D24" style:family="table-cell">
      <style:table-cell-properties fo:padding="0.097cm" fo:border="none"/>
    </style:style>
    <style:style style:name="Tableau46.E24" style:family="table-cell">
      <style:table-cell-properties fo:padding="0.097cm" fo:border="none"/>
    </style:style>
    <style:style style:name="Tableau46.G24" style:family="table-cell">
      <style:table-cell-properties fo:padding="0.097cm" fo:border="none"/>
    </style:style>
    <style:style style:name="Tableau46.H24" style:family="table-cell">
      <style:table-cell-properties fo:padding="0.097cm" fo:border="none"/>
    </style:style>
    <style:style style:name="Tableau46.I24" style:family="table-cell">
      <style:table-cell-properties fo:padding="0.097cm" fo:border="none"/>
    </style:style>
    <style:style style:name="Tableau46.C25" style:family="table-cell">
      <style:table-cell-properties fo:padding="0.097cm" fo:border="none"/>
    </style:style>
    <style:style style:name="Tableau46.D25" style:family="table-cell">
      <style:table-cell-properties fo:padding="0.097cm" fo:border="none"/>
    </style:style>
    <style:style style:name="Tableau46.E25" style:family="table-cell">
      <style:table-cell-properties fo:padding="0.097cm" fo:border="none"/>
    </style:style>
    <style:style style:name="Tableau46.G25" style:family="table-cell">
      <style:table-cell-properties fo:padding="0.097cm" fo:border="none"/>
    </style:style>
    <style:style style:name="Tableau46.H25" style:family="table-cell">
      <style:table-cell-properties fo:padding="0.097cm" fo:border="none"/>
    </style:style>
    <style:style style:name="Tableau46.I25" style:family="table-cell">
      <style:table-cell-properties fo:padding="0.097cm" fo:border="none"/>
    </style:style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text-properties fo:font-size="14pt" style:font-size-asian="14pt" style:font-size-complex="14pt"/>
    </style:style>
    <style:style style:name="P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Header">
      <style:paragraph-properties fo:margin-left="6.399cm" fo:margin-right="0cm" fo:text-indent="0cm" style:auto-text-indent="false"/>
      <style:text-properties style:font-name="Bitstream Vera Sans7" fo:font-size="13pt" fo:font-weight="bold" style:font-size-asian="13pt" style:font-weight-asian="bold" style:font-size-complex="13pt" style:font-weight-complex="bold"/>
    </style:style>
    <style:style style:name="P5" style:family="paragraph" style:parent-style-name="Header">
      <style:paragraph-properties fo:margin-left="7.001cm" fo:margin-right="0cm" fo:text-indent="0cm" style:auto-text-indent="false"/>
      <style:text-properties style:font-name="Bitstream Vera Sans7" fo:font-size="11pt" fo:font-weight="normal" style:font-size-asian="11pt" style:font-weight-asian="normal" style:font-size-complex="11pt" style:font-weight-complex="normal"/>
    </style:style>
    <style:style style:name="P6" style:family="paragraph" style:parent-style-name="_5f_En-tête">
      <style:paragraph-properties fo:text-align="start" style:justify-single-word="false"/>
      <style:text-properties officeooo:paragraph-rsid="0211dd7e"/>
    </style:style>
    <style:style style:name="P7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7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8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0" style:family="paragraph" style:parent-style-name="Footer">
      <style:text-properties officeooo:paragraph-rsid="00c384cf"/>
    </style:style>
    <style:style style:name="P11" style:family="paragraph" style:parent-style-name="Footer">
      <style:paragraph-properties fo:text-align="start" style:justify-single-word="false"/>
      <style:text-properties officeooo:paragraph-rsid="0211dd7e"/>
    </style:style>
    <style:style style:name="P12" style:family="paragraph" style:parent-style-name="Footer">
      <style:text-properties officeooo:rsid="00178920" officeooo:paragraph-rsid="00178920"/>
    </style:style>
    <style:style style:name="P13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14" style:family="paragraph" style:parent-style-name="Table_20_Contents">
      <loext:graphic-properties draw:fill="none"/>
      <style:paragraph-properties fo:margin-left="0cm" fo:margin-right="0cm" fo:margin-top="0cm" fo:margin-bottom="0.247cm" style:contextual-spacing="false" fo:line-height="100%" fo:text-indent="0cm" style:auto-text-indent="false" fo:background-color="transparent" text:number-lines="false" text:line-number="0"/>
      <style:text-properties fo:font-size="9pt" officeooo:paragraph-rsid="027335ef" style:font-size-asian="9pt" style:font-size-complex="9pt"/>
    </style:style>
    <style:style style:name="P15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fo:font-size="9pt" officeooo:rsid="0073d13b" officeooo:paragraph-rsid="027335ef" style:font-size-asian="9pt" style:font-size-complex="9pt"/>
    </style:style>
    <style:style style:name="P16" style:family="paragraph" style:parent-style-name="Standard">
      <style:text-properties fo:font-size="6pt" style:font-size-asian="6pt" style:font-size-complex="6pt"/>
    </style:style>
    <style:style style:name="P17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7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ILET_5f_POINTILLES">
      <style:text-properties officeooo:paragraph-rsid="0279220a"/>
    </style:style>
    <style:style style:name="P21" style:family="paragraph" style:parent-style-name="FILET_5f_POINTILLES">
      <style:paragraph-properties fo:margin-top="0cm" fo:margin-bottom="0cm" style:contextual-spacing="false" fo:text-align="justify" style:justify-single-word="false"/>
      <style:text-properties fo:font-size="10pt" officeooo:paragraph-rsid="02748d04" style:font-size-asian="10pt" style:font-size-complex="10pt"/>
    </style:style>
    <style:style style:name="P22" style:family="paragraph" style:parent-style-name="FILET_5f_POINTILLES">
      <style:paragraph-properties fo:margin-top="0cm" fo:margin-bottom="0cm" style:contextual-spacing="false" fo:text-align="justify" style:justify-single-word="false"/>
      <style:text-properties fo:font-size="10pt" officeooo:paragraph-rsid="0274e1d2" style:font-size-asian="10pt" style:font-size-complex="10pt"/>
    </style:style>
    <style:style style:name="P23" style:family="paragraph" style:parent-style-name="FILET_5f_POINTILLES">
      <style:paragraph-properties fo:margin-top="0cm" fo:margin-bottom="0cm" style:contextual-spacing="false" fo:text-align="justify" style:justify-single-word="false"/>
      <style:text-properties fo:font-size="10pt" officeooo:rsid="007c4ae7" officeooo:paragraph-rsid="0274e1d2" style:font-size-asian="10pt" style:font-size-complex="10pt"/>
    </style:style>
    <style:style style:name="P24" style:family="paragraph" style:parent-style-name="FILET_5f_POINTILLES">
      <style:paragraph-properties fo:margin-top="0cm" fo:margin-bottom="0cm" style:contextual-spacing="false" fo:text-align="justify" style:justify-single-word="false"/>
      <style:text-properties fo:font-size="10pt" officeooo:rsid="007c4ae7" officeooo:paragraph-rsid="0277b464" style:font-size-asian="10pt" style:font-size-complex="10pt"/>
    </style:style>
    <style:style style:name="P25" style:family="paragraph" style:parent-style-name="Normal">
      <style:paragraph-properties fo:margin-top="0cm" fo:margin-bottom="0cm" style:contextual-spacing="false" fo:text-align="justify" style:justify-single-word="false"/>
      <style:text-properties fo:font-size="10pt" officeooo:paragraph-rsid="02748d04" style:font-size-asian="10pt" style:font-size-complex="10pt"/>
    </style:style>
    <style:style style:name="P26" style:family="paragraph" style:parent-style-name="Normal">
      <style:paragraph-properties fo:margin-top="0cm" fo:margin-bottom="0cm" style:contextual-spacing="false" fo:text-align="justify" style:justify-single-word="false"/>
      <style:text-properties fo:font-size="10pt" officeooo:paragraph-rsid="0279220a" style:font-size-asian="10pt" style:font-size-complex="10pt"/>
    </style:style>
    <style:style style:name="P27" style:family="paragraph" style:parent-style-name="Normal">
      <style:paragraph-properties fo:margin-top="0cm" fo:margin-bottom="0cm" style:contextual-spacing="false" fo:text-align="justify" style:justify-single-word="false"/>
      <style:text-properties fo:font-size="10pt" officeooo:rsid="007c4ae7" officeooo:paragraph-rsid="0274e1d2" style:font-size-asian="10pt" style:font-size-complex="10pt"/>
    </style:style>
    <style:style style:name="P28" style:family="paragraph" style:parent-style-name="Normal">
      <style:paragraph-properties fo:margin-top="0cm" fo:margin-bottom="0cm" style:contextual-spacing="false" fo:text-align="justify" style:justify-single-word="false"/>
      <style:text-properties fo:font-size="10pt" officeooo:rsid="007c4ae7" officeooo:paragraph-rsid="0277b464" style:font-size-asian="10pt" style:font-size-complex="10pt"/>
    </style:style>
    <style:style style:name="P29" style:family="paragraph" style:parent-style-name="Normal">
      <style:paragraph-properties fo:margin-top="0cm" fo:margin-bottom="0cm" style:contextual-spacing="false" fo:text-align="justify" style:justify-single-word="false"/>
      <style:text-properties fo:font-size="10pt" officeooo:paragraph-rsid="02748d04" style:font-name-asian="Times New Roman" style:font-size-asian="10pt" style:font-size-complex="10pt"/>
    </style:style>
    <style:style style:name="P30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27335ef"/>
    </style:style>
    <style:style style:name="P31" style:family="paragraph" style:parent-style-name="Table_20_Contents">
      <style:paragraph-properties fo:line-height="100%" fo:text-align="center" style:justify-single-word="false"/>
      <style:text-properties fo:font-size="8pt" officeooo:paragraph-rsid="027335ef" style:font-size-asian="8pt" style:font-size-complex="8pt"/>
    </style:style>
    <style:style style:name="P32" style:family="paragraph" style:parent-style-name="Table_20_Contents">
      <style:paragraph-properties fo:line-height="100%" fo:text-align="center" style:justify-single-word="false"/>
      <style:text-properties officeooo:paragraph-rsid="027335ef"/>
    </style:style>
    <style:style style:name="P33" style:family="paragraph" style:parent-style-name="Table_20_Contents">
      <style:paragraph-properties fo:line-height="100%" fo:text-align="center" style:justify-single-word="false"/>
      <style:text-properties style:font-name="Bitstream Vera Sans7" fo:font-size="10pt" officeooo:paragraph-rsid="027335ef" style:font-size-asian="10pt" style:font-size-complex="10pt"/>
    </style:style>
    <style:style style:name="P34" style:family="paragraph" style:parent-style-name="Table_20_Contents">
      <style:paragraph-properties fo:line-height="100%" fo:text-align="center" style:justify-single-word="false"/>
      <style:text-properties style:font-name="Bitstream Vera Sans7" fo:font-size="10pt" officeooo:rsid="0073d13b" officeooo:paragraph-rsid="027335ef" style:font-size-asian="10pt" style:font-size-complex="10pt"/>
    </style:style>
    <style:style style:name="P35" style:family="paragraph" style:parent-style-name="Table_20_Contents">
      <style:paragraph-properties fo:line-height="100%" fo:text-align="center" style:justify-single-word="false"/>
      <style:text-properties style:font-name="Bitstream Vera Sans7" fo:font-size="9pt" officeooo:rsid="0073c7a7" officeooo:paragraph-rsid="027335ef" style:font-size-asian="9pt" style:font-size-complex="9pt"/>
    </style:style>
    <style:style style:name="P36" style:family="paragraph" style:parent-style-name="Table_20_Contents">
      <style:paragraph-properties fo:line-height="100%" fo:text-align="center" style:justify-single-word="false"/>
      <style:text-properties style:font-name="Bitstream Vera Sans7" fo:font-size="9pt" officeooo:paragraph-rsid="027335ef" style:font-size-asian="9pt" style:font-size-complex="9pt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Bitstream Vera Sans7" fo:font-size="9pt" officeooo:rsid="0073d13b" officeooo:paragraph-rsid="027335ef" style:font-size-asian="9pt" style:font-size-complex="9pt"/>
    </style:style>
    <style:style style:name="P38" style:family="paragraph" style:parent-style-name="Table_20_Contents">
      <style:paragraph-properties fo:line-height="100%" fo:text-align="center" style:justify-single-word="false"/>
      <style:text-properties style:text-position="0% 100%" fo:font-size="9pt" officeooo:rsid="0073d13b" officeooo:paragraph-rsid="027335ef" style:font-size-asian="9pt" style:font-size-complex="9pt"/>
    </style:style>
    <style:style style:name="P39" style:family="paragraph" style:parent-style-name="Table_20_Contents">
      <style:paragraph-properties fo:line-height="100%" fo:text-align="center" style:justify-single-word="false"/>
      <style:text-properties fo:font-size="9pt" officeooo:rsid="0073d13b" officeooo:paragraph-rsid="027335ef" style:font-size-asian="9pt" style:font-size-complex="9pt"/>
    </style:style>
    <style:style style:name="P40" style:family="paragraph" style:parent-style-name="Table_20_Contents">
      <style:paragraph-properties fo:line-height="100%" fo:text-align="center" style:justify-single-word="false"/>
      <style:text-properties fo:font-size="9pt" officeooo:rsid="00776ead" officeooo:paragraph-rsid="027335ef" style:font-size-asian="9pt" style:font-size-complex="9pt"/>
    </style:style>
    <style:style style:name="P41" style:family="paragraph" style:parent-style-name="Table_20_Contents">
      <style:paragraph-properties fo:line-height="100%" fo:text-align="center" style:justify-single-word="false"/>
      <style:text-properties fo:font-size="9pt" officeooo:paragraph-rsid="027335ef" style:font-size-asian="9pt" style:font-size-complex="9pt"/>
    </style:style>
    <style:style style:name="P42" style:family="paragraph" style:parent-style-name="Table_20_Contents">
      <style:paragraph-properties fo:line-height="100%"/>
      <style:text-properties fo:font-size="9pt" officeooo:paragraph-rsid="027335ef" style:font-size-asian="9pt" style:font-size-complex="9pt"/>
    </style:style>
    <style:style style:name="P43" style:family="paragraph" style:parent-style-name="Table_20_Contents">
      <style:paragraph-properties fo:line-height="100%" fo:text-align="center" style:justify-single-word="false"/>
      <style:text-properties fo:font-size="9pt" officeooo:rsid="007654fd" officeooo:paragraph-rsid="027335ef" style:font-size-asian="9pt" style:font-size-complex="9pt"/>
    </style:style>
    <style:style style:name="P44" style:family="paragraph" style:parent-style-name="Table_20_Contents">
      <style:paragraph-properties fo:line-height="100%" fo:text-align="center" style:justify-single-word="false"/>
      <style:text-properties fo:font-size="9pt" officeooo:rsid="007f9a2b" officeooo:paragraph-rsid="027335ef" style:font-size-asian="9pt" style:font-size-complex="9pt"/>
    </style:style>
    <style:style style:name="P45" style:family="paragraph" style:parent-style-name="Table_20_Contents">
      <style:paragraph-properties fo:line-height="100%" fo:text-align="center" style:justify-single-word="false"/>
      <style:text-properties fo:font-size="9pt" officeooo:rsid="0080ac21" officeooo:paragraph-rsid="027335ef" style:font-size-asian="9pt" style:font-size-complex="9pt"/>
    </style:style>
    <style:style style:name="P46" style:family="paragraph" style:parent-style-name="Table_20_Contents">
      <style:paragraph-properties fo:line-height="100%" fo:text-align="center" style:justify-single-word="false"/>
      <style:text-properties style:text-position="super 58%" fo:font-size="9pt" officeooo:rsid="0073d13b" officeooo:paragraph-rsid="027335ef" style:font-size-asian="9pt" style:font-size-complex="9pt"/>
    </style:style>
    <style:style style:name="P47" style:family="paragraph" style:parent-style-name="Table_20_Contents">
      <style:paragraph-properties fo:line-height="100%" fo:text-align="center" style:justify-single-word="false"/>
      <style:text-properties fo:font-size="10pt" fo:font-weight="bold" officeooo:rsid="0073c7a7" officeooo:paragraph-rsid="027335ef" style:font-size-asian="10pt" style:font-weight-asian="bold" style:font-size-complex="10pt" style:font-weight-complex="bold"/>
    </style:style>
    <style:style style:name="P48" style:family="paragraph" style:parent-style-name="Table_20_Contents">
      <loext:graphic-properties draw:fill="none"/>
      <style:paragraph-properties fo:margin-left="0.6cm" fo:margin-right="0cm" fo:margin-top="0cm" fo:margin-bottom="0.247cm" style:contextual-spacing="false" fo:line-height="100%" fo:text-indent="-0.6cm" style:auto-text-indent="false" fo:background-color="transparent" text:number-lines="false" text:line-number="0"/>
      <style:text-properties fo:font-size="9pt" officeooo:paragraph-rsid="027335ef" style:font-size-asian="9pt" style:font-size-complex="9pt"/>
    </style:style>
    <style:style style:name="P49" style:family="paragraph" style:parent-style-name="Table_20_Contents">
      <style:paragraph-properties fo:margin-top="0cm" fo:margin-bottom="0.146cm" style:contextual-spacing="false" fo:line-height="100%"/>
      <style:text-properties fo:font-size="9pt" fo:font-weight="bold" officeooo:paragraph-rsid="027335ef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margin-top="0cm" fo:margin-bottom="0.146cm" style:contextual-spacing="false" fo:line-height="100%" fo:text-align="center" style:justify-single-word="false"/>
      <style:text-properties fo:font-size="10pt" fo:font-weight="bold" officeooo:rsid="0073c7a7" officeooo:paragraph-rsid="027335ef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margin-top="0cm" fo:margin-bottom="0.046cm" style:contextual-spacing="false" fo:line-height="100%" fo:text-align="center" style:justify-single-word="false"/>
      <style:text-properties style:font-name="Bitstream Vera Sans7" fo:font-size="9pt" officeooo:paragraph-rsid="027335ef" style:font-size-asian="9pt" style:font-size-complex="9pt"/>
    </style:style>
    <style:style style:name="P52" style:family="paragraph" style:parent-style-name="FILET_5f_POINTILLES">
      <style:paragraph-properties fo:text-align="justify" style:justify-single-word="false"/>
      <style:text-properties fo:font-size="10pt" officeooo:paragraph-rsid="027335ef" style:font-size-asian="10pt" style:font-size-complex="10pt"/>
    </style:style>
    <style:style style:name="P53" style:family="paragraph" style:parent-style-name="FILET_5f_POINTILLES">
      <style:paragraph-properties fo:margin-top="0cm" fo:margin-bottom="0cm" style:contextual-spacing="false" fo:text-align="justify" style:justify-single-word="false"/>
      <style:text-properties fo:font-size="10pt" officeooo:paragraph-rsid="027335ef" style:font-size-asian="10pt" style:font-size-complex="10pt"/>
    </style:style>
    <style:style style:name="P54" style:family="paragraph" style:parent-style-name="Normal">
      <style:paragraph-properties fo:text-align="justify" style:justify-single-word="false"/>
      <style:text-properties fo:font-size="10pt" officeooo:paragraph-rsid="027335ef" style:font-size-asian="10pt" style:font-size-complex="10pt"/>
    </style:style>
    <style:style style:name="P55" style:family="paragraph" style:parent-style-name="Normal">
      <style:paragraph-properties fo:margin-top="0cm" fo:margin-bottom="0cm" style:contextual-spacing="false" fo:text-align="justify" style:justify-single-word="false"/>
      <style:text-properties fo:font-size="10pt" officeooo:paragraph-rsid="027335ef" style:font-size-asian="10pt" style:font-size-complex="10pt"/>
    </style:style>
    <style:style style:name="P56" style:family="paragraph" style:parent-style-name="Standard">
      <style:text-properties officeooo:paragraph-rsid="027335ef"/>
    </style:style>
    <style:style style:name="P57" style:family="paragraph" style:parent-style-name="Standard" style:list-style-name="_5f_Numérotation_20_des_20_exercices_20_livrets">
      <style:paragraph-properties fo:margin-top="0.199cm" fo:margin-bottom="0.199cm" style:contextual-spacing="false" fo:line-height="100%">
        <style:tab-stops>
          <style:tab-stop style:position="7.419cm"/>
        </style:tab-stops>
      </style:paragraph-properties>
      <style:text-properties officeooo:paragraph-rsid="027335ef"/>
    </style:style>
    <style:style style:name="P5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Bitstream Vera Sans3" fo:font-size="10pt" officeooo:paragraph-rsid="027335ef"/>
    </style:style>
    <style:style style:name="P59" style:family="paragraph" style:parent-style-name="Table_20_Contents" style:list-style-name="L1">
      <loext:graphic-properties draw:fill="none"/>
      <style:paragraph-properties fo:margin-left="0.6cm" fo:margin-right="0cm" fo:margin-top="0cm" fo:margin-bottom="0.247cm" style:contextual-spacing="false" fo:line-height="100%" fo:text-indent="-0.6cm" style:auto-text-indent="false" fo:background-color="transparent" text:number-lines="false" text:line-number="0"/>
      <style:text-properties fo:font-size="9pt" officeooo:paragraph-rsid="027335ef" style:font-size-asian="9pt" style:font-size-complex="9pt"/>
    </style:style>
    <style:style style:name="P60" style:family="paragraph" style:parent-style-name="Table_20_Contents" style:list-style-name="L2">
      <loext:graphic-properties draw:fill="none"/>
      <style:paragraph-properties fo:margin-left="0.6cm" fo:margin-right="0cm" fo:margin-top="0cm" fo:margin-bottom="0.247cm" style:contextual-spacing="false" fo:line-height="100%" fo:text-indent="-0.6cm" style:auto-text-indent="false" fo:background-color="transparent" text:number-lines="false" text:line-number="0"/>
      <style:text-properties fo:font-size="9pt" officeooo:paragraph-rsid="027335ef" style:font-size-asian="9pt" style:font-size-complex="9pt"/>
    </style:style>
    <style:style style:name="P61" style:family="paragraph" style:parent-style-name="Table_20_Contents" style:list-style-name="L3">
      <loext:graphic-properties draw:fill="none"/>
      <style:paragraph-properties fo:margin-left="0.6cm" fo:margin-right="0cm" fo:margin-top="0cm" fo:margin-bottom="0.247cm" style:contextual-spacing="false" fo:line-height="100%" fo:text-indent="-0.6cm" style:auto-text-indent="false" fo:background-color="transparent" text:number-lines="false" text:line-number="0"/>
      <style:text-properties fo:font-size="9pt" officeooo:paragraph-rsid="027335ef" style:font-size-asian="9pt" style:font-size-complex="9pt"/>
    </style:style>
    <style:style style:name="P62" style:family="paragraph" style:parent-style-name="Table_20_Contents" style:list-style-name="L4">
      <loext:graphic-properties draw:fill="none"/>
      <style:paragraph-properties fo:margin-left="0.6cm" fo:margin-right="0cm" fo:margin-top="0cm" fo:margin-bottom="0.247cm" style:contextual-spacing="false" fo:line-height="100%" fo:text-indent="-0.6cm" style:auto-text-indent="false" fo:background-color="transparent" text:number-lines="false" text:line-number="0"/>
      <style:text-properties fo:font-size="9pt" officeooo:paragraph-rsid="027335ef" style:font-size-asian="9pt" style:font-size-complex="9pt"/>
    </style:style>
    <style:style style:name="P63" style:family="paragraph" style:parent-style-name="Table_20_Contents" style:list-style-name="L5">
      <loext:graphic-properties draw:fill="none"/>
      <style:paragraph-properties fo:margin-left="0.6cm" fo:margin-right="0cm" fo:margin-top="0cm" fo:margin-bottom="0.247cm" style:contextual-spacing="false" fo:line-height="100%" fo:text-indent="-0.6cm" style:auto-text-indent="false" fo:background-color="transparent" text:number-lines="false" text:line-number="0"/>
      <style:text-properties fo:font-size="9pt" officeooo:paragraph-rsid="027335ef" style:font-size-asian="9pt" style:font-size-complex="9pt"/>
    </style:style>
    <style:style style:name="P64" style:family="paragraph" style:parent-style-name="Table_20_Contents" style:list-style-name="L6">
      <loext:graphic-properties draw:fill="none"/>
      <style:paragraph-properties fo:margin-left="0.6cm" fo:margin-right="0cm" fo:margin-top="0cm" fo:margin-bottom="0.247cm" style:contextual-spacing="false" fo:line-height="100%" fo:text-indent="-0.6cm" style:auto-text-indent="false" fo:background-color="transparent" text:number-lines="false" text:line-number="0"/>
      <style:text-properties fo:font-size="9pt" officeooo:paragraph-rsid="027335ef" style:font-size-asian="9pt" style:font-size-complex="9pt"/>
    </style:style>
    <style:style style:name="P65" style:family="paragraph" style:parent-style-name="Table_20_Contents" style:list-style-name="L7">
      <loext:graphic-properties draw:fill="none"/>
      <style:paragraph-properties fo:margin-left="0.6cm" fo:margin-right="0cm" fo:margin-top="0cm" fo:margin-bottom="0.247cm" style:contextual-spacing="false" fo:line-height="100%" fo:text-indent="-0.6cm" style:auto-text-indent="false" fo:background-color="transparent" text:number-lines="false" text:line-number="0"/>
      <style:text-properties fo:font-size="9pt" officeooo:paragraph-rsid="027335ef" style:font-size-asian="9pt" style:font-size-complex="9pt"/>
    </style:style>
    <style:style style:name="P66" style:family="paragraph" style:parent-style-name="Table_20_Contents" style:list-style-name="L11">
      <loext:graphic-properties draw:fill="none"/>
      <style:paragraph-properties fo:margin-left="0.6cm" fo:margin-right="0cm" fo:margin-top="0cm" fo:margin-bottom="0.247cm" style:contextual-spacing="false" fo:line-height="100%" fo:text-indent="-0.6cm" style:auto-text-indent="false" fo:background-color="transparent" text:number-lines="false" text:line-number="0"/>
      <style:text-properties fo:font-size="9pt" officeooo:paragraph-rsid="027335ef" style:font-size-asian="9pt" style:font-size-complex="9pt"/>
    </style:style>
    <style:style style:name="P67" style:family="paragraph" style:parent-style-name="Table_20_Contents" style:list-style-name="L13">
      <loext:graphic-properties draw:fill="none"/>
      <style:paragraph-properties fo:margin-left="0.6cm" fo:margin-right="0cm" fo:margin-top="0cm" fo:margin-bottom="0.247cm" style:contextual-spacing="false" fo:line-height="100%" fo:text-indent="-0.6cm" style:auto-text-indent="false" fo:background-color="transparent" text:number-lines="false" text:line-number="0"/>
      <style:text-properties fo:font-size="9pt" officeooo:paragraph-rsid="027335ef" style:font-size-asian="9pt" style:font-size-complex="9pt"/>
    </style:style>
    <style:style style:name="P68" style:family="paragraph" style:parent-style-name="Table_20_Contents" style:list-style-name="L17">
      <loext:graphic-properties draw:fill="none"/>
      <style:paragraph-properties fo:margin-left="0.6cm" fo:margin-right="0cm" fo:margin-top="0cm" fo:margin-bottom="0.247cm" style:contextual-spacing="false" fo:line-height="100%" fo:text-indent="-0.6cm" style:auto-text-indent="false" fo:background-color="transparent" text:number-lines="false" text:line-number="0"/>
      <style:text-properties fo:font-size="9pt" officeooo:paragraph-rsid="027335ef" style:font-size-asian="9pt" style:font-size-complex="9pt"/>
    </style:style>
    <style:style style:name="P69" style:family="paragraph" style:parent-style-name="Table_20_Contents" style:list-style-name="L18">
      <loext:graphic-properties draw:fill="none"/>
      <style:paragraph-properties fo:margin-left="0.6cm" fo:margin-right="0cm" fo:margin-top="0cm" fo:margin-bottom="0.247cm" style:contextual-spacing="false" fo:line-height="100%" fo:text-indent="-0.6cm" style:auto-text-indent="false" fo:background-color="transparent" text:number-lines="false" text:line-number="0"/>
      <style:text-properties fo:font-size="9pt" officeooo:paragraph-rsid="027335ef" style:font-size-asian="9pt" style:font-size-complex="9pt"/>
    </style:style>
    <style:style style:name="P70" style:family="paragraph" style:parent-style-name="Table_20_Contents" style:list-style-name="L23">
      <loext:graphic-properties draw:fill="none"/>
      <style:paragraph-properties fo:margin-left="0.6cm" fo:margin-right="0cm" fo:margin-top="0cm" fo:margin-bottom="0.247cm" style:contextual-spacing="false" fo:line-height="100%" fo:text-indent="-0.6cm" style:auto-text-indent="false" fo:background-color="transparent" text:number-lines="false" text:line-number="0"/>
      <style:text-properties fo:font-size="9pt" officeooo:paragraph-rsid="027335ef" style:font-size-asian="9pt" style:font-size-complex="9pt"/>
    </style:style>
    <style:style style:name="P71" style:family="paragraph" style:parent-style-name="Table_20_Contents" style:list-style-name="L24">
      <loext:graphic-properties draw:fill="none"/>
      <style:paragraph-properties fo:margin-left="0.6cm" fo:margin-right="0cm" fo:margin-top="0cm" fo:margin-bottom="0.247cm" style:contextual-spacing="false" fo:line-height="100%" fo:text-indent="-0.6cm" style:auto-text-indent="false" fo:background-color="transparent" text:number-lines="false" text:line-number="0"/>
      <style:text-properties fo:font-size="9pt" officeooo:paragraph-rsid="027335ef" style:font-size-asian="9pt" style:font-size-complex="9pt"/>
    </style:style>
    <style:style style:name="P72" style:family="paragraph" style:parent-style-name="Table_20_Contents" style:list-style-name="L27">
      <loext:graphic-properties draw:fill="none"/>
      <style:paragraph-properties fo:margin-left="0.6cm" fo:margin-right="0cm" fo:margin-top="0cm" fo:margin-bottom="0.247cm" style:contextual-spacing="false" fo:line-height="100%" fo:text-indent="-0.6cm" style:auto-text-indent="false" fo:background-color="transparent" text:number-lines="false" text:line-number="0"/>
      <style:text-properties fo:font-size="9pt" officeooo:paragraph-rsid="027335ef" style:font-size-asian="9pt" style:font-size-complex="9pt"/>
    </style:style>
    <style:style style:name="P73" style:family="paragraph" style:parent-style-name="Table_20_Contents" style:list-style-name="L1">
      <loext:graphic-properties draw:fill="none"/>
      <style:paragraph-properties fo:margin-left="0.6cm" fo:margin-right="0cm" fo:margin-top="0cm" fo:margin-bottom="0.247cm" style:contextual-spacing="false" fo:line-height="100%" fo:text-indent="-0.6cm" style:auto-text-indent="false" fo:background-color="transparent" text:number-lines="false" text:line-number="0"/>
      <style:text-properties fo:font-size="10pt" officeooo:paragraph-rsid="027335ef" style:font-size-asian="10pt" style:font-size-complex="10pt"/>
    </style:style>
    <style:style style:name="P74" style:family="paragraph" style:parent-style-name="Table_20_Contents" style:list-style-name="L8">
      <loext:graphic-properties draw:fill="none"/>
      <style:paragraph-properties fo:margin-left="0cm" fo:margin-right="0cm" fo:margin-top="0cm" fo:margin-bottom="0.247cm" style:contextual-spacing="false" fo:line-height="100%" fo:text-indent="0cm" style:auto-text-indent="false" fo:background-color="transparent" text:number-lines="false" text:line-number="0"/>
      <style:text-properties fo:font-size="9pt" officeooo:paragraph-rsid="027335ef" style:font-size-asian="9pt" style:font-size-complex="9pt"/>
    </style:style>
    <style:style style:name="P75" style:family="paragraph" style:parent-style-name="Table_20_Contents" style:list-style-name="L9">
      <loext:graphic-properties draw:fill="none"/>
      <style:paragraph-properties fo:margin-left="0cm" fo:margin-right="0cm" fo:margin-top="0cm" fo:margin-bottom="0.247cm" style:contextual-spacing="false" fo:line-height="100%" fo:text-indent="0cm" style:auto-text-indent="false" fo:background-color="transparent" text:number-lines="false" text:line-number="0"/>
      <style:text-properties fo:font-size="9pt" officeooo:paragraph-rsid="027335ef" style:font-size-asian="9pt" style:font-size-complex="9pt"/>
    </style:style>
    <style:style style:name="P76" style:family="paragraph" style:parent-style-name="Table_20_Contents" style:list-style-name="L1">
      <loext:graphic-properties draw:fill="none"/>
      <style:paragraph-properties fo:margin-left="0cm" fo:margin-right="0cm" fo:margin-top="0cm" fo:margin-bottom="0.247cm" style:contextual-spacing="false" fo:line-height="100%" fo:text-indent="0cm" style:auto-text-indent="false" fo:background-color="transparent" text:number-lines="false" text:line-number="0"/>
      <style:text-properties fo:font-size="9pt" officeooo:paragraph-rsid="027335ef" style:font-size-asian="9pt" style:font-size-complex="9pt"/>
    </style:style>
    <style:style style:name="P77" style:family="paragraph" style:parent-style-name="Table_20_Contents" style:list-style-name="L10">
      <loext:graphic-properties draw:fill="none"/>
      <style:paragraph-properties fo:margin-left="0cm" fo:margin-right="0cm" fo:margin-top="0cm" fo:margin-bottom="0.247cm" style:contextual-spacing="false" fo:line-height="100%" fo:text-indent="0cm" style:auto-text-indent="false" fo:background-color="transparent" text:number-lines="false" text:line-number="0"/>
      <style:text-properties fo:font-size="9pt" officeooo:paragraph-rsid="027335ef" style:font-size-asian="9pt" style:font-size-complex="9pt"/>
    </style:style>
    <style:style style:name="P78" style:family="paragraph" style:parent-style-name="Table_20_Contents" style:list-style-name="L12">
      <loext:graphic-properties draw:fill="none"/>
      <style:paragraph-properties fo:margin-left="0cm" fo:margin-right="0cm" fo:margin-top="0cm" fo:margin-bottom="0.247cm" style:contextual-spacing="false" fo:line-height="100%" fo:text-indent="0cm" style:auto-text-indent="false" fo:background-color="transparent" text:number-lines="false" text:line-number="0"/>
      <style:text-properties fo:font-size="9pt" officeooo:paragraph-rsid="027335ef" style:font-size-asian="9pt" style:font-size-complex="9pt"/>
    </style:style>
    <style:style style:name="P79" style:family="paragraph" style:parent-style-name="Table_20_Contents" style:list-style-name="L14">
      <loext:graphic-properties draw:fill="none"/>
      <style:paragraph-properties fo:margin-left="0cm" fo:margin-right="0cm" fo:margin-top="0cm" fo:margin-bottom="0.247cm" style:contextual-spacing="false" fo:line-height="100%" fo:text-indent="0cm" style:auto-text-indent="false" fo:background-color="transparent" text:number-lines="false" text:line-number="0"/>
      <style:text-properties fo:font-size="9pt" officeooo:paragraph-rsid="027335ef" style:font-size-asian="9pt" style:font-size-complex="9pt"/>
    </style:style>
    <style:style style:name="P80" style:family="paragraph" style:parent-style-name="Table_20_Contents" style:list-style-name="L15">
      <loext:graphic-properties draw:fill="none"/>
      <style:paragraph-properties fo:margin-left="0cm" fo:margin-right="0cm" fo:margin-top="0cm" fo:margin-bottom="0.247cm" style:contextual-spacing="false" fo:line-height="100%" fo:text-indent="0cm" style:auto-text-indent="false" fo:background-color="transparent" text:number-lines="false" text:line-number="0"/>
      <style:text-properties fo:font-size="9pt" officeooo:paragraph-rsid="027335ef" style:font-size-asian="9pt" style:font-size-complex="9pt"/>
    </style:style>
    <style:style style:name="P81" style:family="paragraph" style:parent-style-name="Table_20_Contents" style:list-style-name="L16">
      <loext:graphic-properties draw:fill="none"/>
      <style:paragraph-properties fo:margin-left="0cm" fo:margin-right="0cm" fo:margin-top="0cm" fo:margin-bottom="0.247cm" style:contextual-spacing="false" fo:line-height="100%" fo:text-indent="0cm" style:auto-text-indent="false" fo:background-color="transparent" text:number-lines="false" text:line-number="0"/>
      <style:text-properties fo:font-size="9pt" officeooo:paragraph-rsid="027335ef" style:font-size-asian="9pt" style:font-size-complex="9pt"/>
    </style:style>
    <style:style style:name="P82" style:family="paragraph" style:parent-style-name="Table_20_Contents" style:list-style-name="L19">
      <loext:graphic-properties draw:fill="none"/>
      <style:paragraph-properties fo:margin-left="0cm" fo:margin-right="0cm" fo:margin-top="0cm" fo:margin-bottom="0.247cm" style:contextual-spacing="false" fo:line-height="100%" fo:text-indent="0cm" style:auto-text-indent="false" fo:background-color="transparent" text:number-lines="false" text:line-number="0"/>
      <style:text-properties fo:font-size="9pt" officeooo:paragraph-rsid="027335ef" style:font-size-asian="9pt" style:font-size-complex="9pt"/>
    </style:style>
    <style:style style:name="P83" style:family="paragraph" style:parent-style-name="Table_20_Contents" style:list-style-name="L21">
      <loext:graphic-properties draw:fill="none"/>
      <style:paragraph-properties fo:margin-left="0cm" fo:margin-right="0cm" fo:margin-top="0cm" fo:margin-bottom="0.247cm" style:contextual-spacing="false" fo:line-height="100%" fo:text-indent="0cm" style:auto-text-indent="false" fo:background-color="transparent" text:number-lines="false" text:line-number="0"/>
      <style:text-properties fo:font-size="9pt" officeooo:paragraph-rsid="027335ef" style:font-size-asian="9pt" style:font-size-complex="9pt"/>
    </style:style>
    <style:style style:name="P84" style:family="paragraph" style:parent-style-name="Table_20_Contents" style:list-style-name="L22">
      <loext:graphic-properties draw:fill="none"/>
      <style:paragraph-properties fo:margin-left="0cm" fo:margin-right="0cm" fo:margin-top="0cm" fo:margin-bottom="0.247cm" style:contextual-spacing="false" fo:line-height="100%" fo:text-indent="0cm" style:auto-text-indent="false" fo:background-color="transparent" text:number-lines="false" text:line-number="0"/>
      <style:text-properties fo:font-size="9pt" officeooo:paragraph-rsid="027335ef" style:font-size-asian="9pt" style:font-size-complex="9pt"/>
    </style:style>
    <style:style style:name="P85" style:family="paragraph" style:parent-style-name="Table_20_Contents" style:list-style-name="L25">
      <loext:graphic-properties draw:fill="none"/>
      <style:paragraph-properties fo:margin-left="0cm" fo:margin-right="0cm" fo:margin-top="0cm" fo:margin-bottom="0.247cm" style:contextual-spacing="false" fo:line-height="100%" fo:text-indent="0cm" style:auto-text-indent="false" fo:background-color="transparent" text:number-lines="false" text:line-number="0"/>
      <style:text-properties fo:font-size="9pt" officeooo:paragraph-rsid="027335ef" style:font-size-asian="9pt" style:font-size-complex="9pt"/>
    </style:style>
    <style:style style:name="P86" style:family="paragraph" style:parent-style-name="Table_20_Contents" style:list-style-name="L26">
      <loext:graphic-properties draw:fill="none"/>
      <style:paragraph-properties fo:margin-left="0cm" fo:margin-right="0cm" fo:margin-top="0cm" fo:margin-bottom="0.247cm" style:contextual-spacing="false" fo:line-height="100%" fo:text-indent="0cm" style:auto-text-indent="false" fo:background-color="transparent" text:number-lines="false" text:line-number="0"/>
      <style:text-properties fo:font-size="9pt" officeooo:paragraph-rsid="027335ef" style:font-size-asian="9pt" style:font-size-complex="9pt"/>
    </style:style>
    <style:style style:name="P87" style:family="paragraph" style:parent-style-name="Table_20_Contents" style:list-style-name="L28">
      <loext:graphic-properties draw:fill="none"/>
      <style:paragraph-properties fo:margin-left="0cm" fo:margin-right="0cm" fo:margin-top="0cm" fo:margin-bottom="0.247cm" style:contextual-spacing="false" fo:line-height="100%" fo:text-indent="0cm" style:auto-text-indent="false" fo:background-color="transparent" text:number-lines="false" text:line-number="0"/>
      <style:text-properties fo:font-size="9pt" officeooo:paragraph-rsid="027335ef" style:font-size-asian="9pt" style:font-size-complex="9pt"/>
    </style:style>
    <style:style style:name="P88" style:family="paragraph" style:parent-style-name="Table_20_Contents" style:list-style-name="L20">
      <loext:graphic-properties draw:fill="none"/>
      <style:paragraph-properties fo:margin-left="1.3cm" fo:margin-right="0cm" fo:margin-top="0cm" fo:margin-bottom="0.247cm" style:contextual-spacing="false" fo:line-height="100%" fo:text-indent="-1.3cm" style:auto-text-indent="false" fo:background-color="transparent" text:number-lines="false" text:line-number="0"/>
      <style:text-properties fo:font-size="9pt" officeooo:paragraph-rsid="027335ef" style:font-size-asian="9pt" style:font-size-complex="9pt"/>
    </style:style>
    <style:style style:name="P89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Bitstream Vera Sans3" fo:font-size="10pt" officeooo:paragraph-rsid="027335ef"/>
    </style:style>
    <style:style style:name="P90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3" fo:font-size="10pt" officeooo:rsid="0023642c" officeooo:paragraph-rsid="027335ef"/>
    </style:style>
    <style:style style:name="P91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3" fo:font-size="10pt" officeooo:rsid="006a1ab0" officeooo:paragraph-rsid="027335ef"/>
    </style:style>
    <style:style style:name="P92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3" fo:font-size="10pt" officeooo:rsid="006a3286" officeooo:paragraph-rsid="027335ef"/>
    </style:style>
    <style:style style:name="P93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3" fo:font-size="10pt" officeooo:paragraph-rsid="027335ef"/>
    </style:style>
    <style:style style:name="P94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3" fo:font-size="10pt" officeooo:rsid="006c43c0" officeooo:paragraph-rsid="027335ef"/>
    </style:style>
    <style:style style:name="P95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3" fo:font-size="12pt" fo:font-weight="bold" officeooo:rsid="00956eec" officeooo:paragraph-rsid="027335ef" style:font-size-asian="12pt" style:font-weight-asian="bold" style:font-size-complex="12pt" style:font-weight-complex="bold"/>
    </style:style>
    <style:style style:name="P96" style:family="paragraph" style:parent-style-name="Table_20_Contents">
      <style:paragraph-properties fo:margin-top="0cm" fo:margin-bottom="0cm" style:contextual-spacing="false" fo:text-align="center" style:justify-single-word="false"/>
      <style:text-properties officeooo:paragraph-rsid="027335ef"/>
    </style:style>
    <style:style style:name="P97" style:family="paragraph" style:parent-style-name="Text_20_body">
      <style:text-properties officeooo:paragraph-rsid="027335ef"/>
    </style:style>
    <style:style style:name="P98" style:family="paragraph" style:parent-style-name="_5f_Paragraphe_20_livret_20_réponse_20_élève" style:list-style-name="_5f_Numérotation_20_des_20_exercices_20_livrets">
      <style:paragraph-properties fo:margin-top="0.199cm" fo:margin-bottom="0.199cm" style:contextual-spacing="false" fo:line-height="100%">
        <style:tab-stops>
          <style:tab-stop style:position="7.419cm"/>
        </style:tab-stops>
      </style:paragraph-properties>
      <style:text-properties officeooo:paragraph-rsid="027335ef"/>
    </style:style>
    <style:style style:name="P99" style:family="paragraph" style:parent-style-name="_5f_Titre_20_d_27_exercices_20_livret" style:list-style-name="_5f_Numérotation_20_des_20_exercices_20_livrets"/>
    <style:style style:name="P100" style:family="paragraph" style:parent-style-name="_5f_Titre_20_d_27_exercices_20_livret">
      <style:text-properties officeooo:rsid="0277b464" officeooo:paragraph-rsid="0277b464"/>
    </style:style>
    <style:style style:name="P101" style:family="paragraph" style:parent-style-name="_5f_Titre_20_d_27_exercices_20_livret_20_sans_20_titre" style:list-style-name="_5f_Numérotation_20_des_20_exercices_20_livrets"/>
    <style:style style:name="P102" style:family="paragraph" style:parent-style-name="_5f_Titre_20_d_27_exercices_20_livret_20_sans_20_titre" style:master-page-name="SERIE_5f_G_5f_GAUCHE_5f_ET_5f_DROITE_5f_2COL">
      <style:paragraph-properties style:page-number="auto"/>
    </style:style>
    <style:style style:name="P103" style:family="paragraph" style:parent-style-name="_5f_Titre_20_d_27_exercices_20_livret_20_sans_20_titre" style:master-page-name="SERIE_5f_G_5f_GAUCHE_5f_ET_5f_DROITE_5f_1COL">
      <style:paragraph-properties style:page-number="4"/>
    </style:style>
    <style:style style:name="P10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07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08" style:family="paragraph">
      <style:paragraph-properties fo:text-align="center"/>
    </style:style>
    <style:style style:name="P10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7" fo:font-size="16pt" fo:font-weight="bold" style:font-size-asian="16pt" style:font-weight-asian="bold" style:font-size-complex="16pt" style:font-weight-complex="bold"/>
    </style:style>
    <style:style style:name="P110" style:family="paragraph">
      <loext:graphic-properties draw:fill="solid" draw:fill-color="#d7e12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d7e12c" loext:opacity="100%" style:font-name="Bitstream Vera Sans7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7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7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6" style:family="text">
      <style:text-properties fo:font-variant="small-caps" officeooo:rsid="00990660"/>
    </style:style>
    <style:style style:name="T7" style:family="text">
      <style:text-properties fo:font-variant="small-caps" officeooo:rsid="0054f64f"/>
    </style:style>
    <style:style style:name="T8" style:family="text">
      <style:text-properties fo:font-variant="small-caps" officeooo:rsid="00b5d2d1"/>
    </style:style>
    <style:style style:name="T9" style:family="text">
      <style:text-properties fo:font-variant="small-caps" officeooo:rsid="00b6801f"/>
    </style:style>
    <style:style style:name="T10" style:family="text">
      <style:text-properties fo:text-transform="uppercase" fo:color="#808080" loext:opacity="100%" style:font-name="Bitstream Vera Sans4" fo:font-size="9pt" officeooo:rsid="0215abe1" fo:background-color="transparent" loext:char-shading-value="0"/>
    </style:style>
    <style:style style:name="T11" style:family="text">
      <style:text-properties fo:text-transform="uppercase" fo:color="#808080" loext:opacity="100%" style:font-name="Bitstream Vera Sans4" fo:font-size="9pt" officeooo:rsid="0271cf95" fo:background-color="transparent" loext:char-shading-value="0"/>
    </style:style>
    <style:style style:name="T12" style:family="text">
      <style:text-properties fo:text-transform="uppercase" fo:color="#808080" loext:opacity="100%" style:font-name="Bitstream Vera Sans4" fo:font-size="9pt" officeooo:rsid="0211dd7e" fo:background-color="transparent" loext:char-shading-value="0"/>
    </style:style>
    <style:style style:name="T13" style:family="text">
      <style:text-properties fo:text-transform="uppercase" fo:color="#808080" loext:opacity="100%" style:font-name="Bitstream Vera Sans4" fo:font-size="9pt" officeooo:rsid="02767796" fo:background-color="transparent" loext:char-shading-value="0"/>
    </style:style>
    <style:style style:name="T14" style:family="text">
      <style:text-properties fo:text-transform="uppercase" fo:color="#808080" loext:opacity="100%" style:font-name="Bitstream Vera Sans4" fo:font-size="9pt" officeooo:rsid="00d8520c" fo:background-color="transparent" loext:char-shading-value="0"/>
    </style:style>
    <style:style style:name="T15" style:family="text">
      <style:text-properties style:use-window-font-color="true" loext:opacity="0%" style:font-name="Bitstream Vera Sans7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6" style:family="text">
      <style:text-properties fo:font-variant="normal" fo:text-transform="none" fo:color="#000000" loext:opacity="100%" style:font-name="Bitstream Vera Sans7" fo:background-color="transparent" loext:char-shading-value="0"/>
    </style:style>
    <style:style style:name="T17" style:family="text">
      <style:text-properties officeooo:rsid="002925a2"/>
    </style:style>
    <style:style style:name="T18" style:family="text">
      <style:text-properties officeooo:rsid="002b33ed"/>
    </style:style>
    <style:style style:name="T19" style:family="text">
      <style:text-properties style:text-position="0% 100%"/>
    </style:style>
    <style:style style:name="T20" style:family="text">
      <style:text-properties style:text-position="0% 100%" officeooo:rsid="02748d04"/>
    </style:style>
    <style:style style:name="T21" style:family="text">
      <style:text-properties style:text-position="0% 100%" officeooo:rsid="0073d13b"/>
    </style:style>
    <style:style style:name="T22" style:family="text">
      <style:text-properties fo:color="#000000" loext:opacity="100%" style:text-position="0% 100%" officeooo:rsid="0011fad9" fo:background-color="transparent" loext:char-shading-value="0" style:font-size-asian="10pt" style:font-style-asian="normal" style:font-size-complex="10pt" style:font-style-complex="normal"/>
    </style:style>
    <style:style style:name="T23" style:family="text">
      <style:text-properties fo:color="#000000" loext:opacity="100%" style:font-name="Bitstream Vera Sans7" fo:font-size="9pt" fo:font-style="normal" officeooo:rsid="0073d13b" fo:background-color="transparent" loext:char-shading-value="0" style:font-name-asian="OpenSymbol" style:font-size-asian="9pt" style:font-style-asian="italic" style:font-name-complex="OpenSymbol" style:font-size-complex="9pt" style:font-style-complex="italic"/>
    </style:style>
    <style:style style:name="T24" style:family="text">
      <style:text-properties fo:color="#000000" loext:opacity="100%" style:font-name="Bitstream Vera Sans4" fo:font-size="10pt" officeooo:rsid="0285373a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10pt" style:font-size-asian="10pt" style:language-asian="fr" style:country-asian="FR" style:font-size-complex="10pt"/>
    </style:style>
    <style:style style:name="T27" style:family="text">
      <style:text-properties fo:font-size="10pt" fo:font-weight="normal" style:font-size-asian="10pt" style:font-weight-asian="normal" style:font-size-complex="10pt" style:font-weight-complex="normal"/>
    </style:style>
    <style:style style:name="T28" style:family="text">
      <style:text-properties style:font-size-asian="10pt" style:font-size-complex="10pt"/>
    </style:style>
    <style:style style:name="T29" style:family="text">
      <style:text-properties officeooo:rsid="0099690f" style:font-size-asian="10pt" style:font-size-complex="10pt"/>
    </style:style>
    <style:style style:name="T30" style:family="text">
      <style:text-properties officeooo:rsid="0285373a" style:font-size-asian="10pt" style:font-size-complex="10pt"/>
    </style:style>
    <style:style style:name="T31" style:family="text">
      <style:text-properties officeooo:rsid="0286ffa1" style:font-size-asian="10pt" style:font-size-complex="10pt"/>
    </style:style>
    <style:style style:name="T32" style:family="text">
      <style:text-properties style:font-name="Bitstream Vera Sans4" fo:font-size="10pt" fo:font-style="normal" fo:font-weight="normal" fo:background-color="transparent" loext:char-shading-value="0" style:font-size-asian="10pt" style:font-style-asian="normal" style:font-weight-asian="normal" style:font-size-complex="10pt" style:font-weight-complex="bold"/>
    </style:style>
    <style:style style:name="T33" style:family="text">
      <style:text-properties style:font-name="Bitstream Vera Sans4" fo:font-size="10pt" fo:font-style="normal" fo:font-weight="normal" officeooo:rsid="0078bf5b" fo:background-color="transparent" loext:char-shading-value="0" style:font-size-asian="10pt" style:font-style-asian="normal" style:font-weight-asian="normal" style:font-size-complex="10pt" style:font-weight-complex="bold"/>
    </style:style>
    <style:style style:name="T34" style:family="text">
      <style:text-properties style:text-position="super 58%"/>
    </style:style>
    <style:style style:name="T35" style:family="text">
      <style:text-properties style:text-position="super 58%" style:font-name="Bitstream Vera Sans3" fo:font-size="10pt" officeooo:rsid="006a1ab0"/>
    </style:style>
    <style:style style:name="T36" style:family="text">
      <style:text-properties style:text-position="super 58%" officeooo:rsid="006a1ab0"/>
    </style:style>
    <style:style style:name="T37" style:family="text">
      <style:text-properties style:text-position="super 58%" officeooo:rsid="00776ead"/>
    </style:style>
    <style:style style:name="T38" style:family="text">
      <style:text-properties style:text-position="super 58%" style:font-name="Bitstream Vera Sans7" fo:font-size="9pt" officeooo:rsid="00776ead" style:font-size-asian="9pt" style:font-size-complex="9pt"/>
    </style:style>
    <style:style style:name="T39" style:family="text">
      <style:text-properties style:text-position="super 58%" officeooo:rsid="00786d51"/>
    </style:style>
    <style:style style:name="T40" style:family="text">
      <style:text-properties style:text-position="super 58%" officeooo:rsid="007654fd"/>
    </style:style>
    <style:style style:name="T41" style:family="text">
      <style:text-properties fo:background-color="transparent" loext:char-shading-value="0"/>
    </style:style>
    <style:style style:name="T42" style:family="text">
      <style:text-properties officeooo:rsid="0070eb4f" fo:background-color="transparent" loext:char-shading-value="0"/>
    </style:style>
    <style:style style:name="T43" style:family="text">
      <style:text-properties fo:font-weight="normal" style:font-style-asian="normal" style:font-weight-asian="normal" style:font-weight-complex="bold"/>
    </style:style>
    <style:style style:name="T44" style:family="text">
      <style:text-properties fo:font-weight="normal" style:font-size-asian="10pt" style:font-style-asian="normal" style:font-weight-asian="normal" style:font-size-complex="10pt" style:font-weight-complex="bold"/>
    </style:style>
    <style:style style:name="T45" style:family="text">
      <style:text-properties fo:color="#b3b3b3" loext:opacity="100%" style:font-name="Bitstream Vera Sans7" fo:font-size="10pt" fo:font-weight="normal" style:font-size-asian="10pt" style:font-weight-asian="normal" style:font-size-complex="10pt" style:font-weight-complex="normal"/>
    </style:style>
    <style:style style:name="T46" style:family="text">
      <style:text-properties fo:color="#b3b3b3" loext:opacity="100%" style:font-name="Bitstream Vera Sans7" fo:font-size="10pt" fo:font-weight="normal" officeooo:rsid="00708d43" fo:background-color="transparent" loext:char-shading-value="0" style:font-size-asian="10pt" style:font-weight-asian="normal" style:font-size-complex="10pt" style:font-weight-complex="normal"/>
    </style:style>
    <style:style style:name="T47" style:family="text">
      <style:text-properties style:font-name="Bitstream Vera Sans3" fo:font-size="10pt" officeooo:rsid="006a1ab0"/>
    </style:style>
    <style:style style:name="T48" style:family="text">
      <style:text-properties style:font-name="Bitstream Vera Sans3" fo:font-size="10pt" officeooo:rsid="006a3286"/>
    </style:style>
    <style:style style:name="T49" style:family="text">
      <style:text-properties style:font-name="Bitstream Vera Sans3" fo:font-size="10pt" officeooo:rsid="006c43c0"/>
    </style:style>
    <style:style style:name="T50" style:family="text">
      <style:text-properties officeooo:rsid="006a3286"/>
    </style:style>
    <style:style style:name="T51" style:family="text">
      <style:text-properties officeooo:rsid="006a1ab0"/>
    </style:style>
    <style:style style:name="T52" style:family="text">
      <style:text-properties officeooo:rsid="006c43c0"/>
    </style:style>
    <style:style style:name="T53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54" style:family="text">
      <style:text-properties style:text-underline-style="solid" style:text-underline-width="auto" style:text-underline-color="font-color" fo:font-weight="bold" officeooo:rsid="0070eb4f" fo:background-color="transparent" loext:char-shading-value="0" style:font-weight-asian="bold" style:font-weight-complex="bold"/>
    </style:style>
    <style:style style:name="T55" style:family="text">
      <style:text-properties officeooo:rsid="0073d13b"/>
    </style:style>
    <style:style style:name="T56" style:family="text">
      <style:text-properties officeooo:rsid="007654fd"/>
    </style:style>
    <style:style style:name="T57" style:family="text">
      <style:text-properties officeooo:rsid="00776ead"/>
    </style:style>
    <style:style style:name="T58" style:family="text">
      <style:text-properties officeooo:rsid="00786d51"/>
    </style:style>
    <style:style style:name="T59" style:family="text">
      <style:text-properties officeooo:rsid="02748d04"/>
    </style:style>
    <style:style style:name="T60" style:family="text">
      <style:text-properties officeooo:rsid="007c4ae7"/>
    </style:style>
    <style:style style:name="T61" style:family="text">
      <style:text-properties style:font-name="Bitstream Vera Sans7" fo:font-size="9pt" style:font-size-asian="9pt" style:font-size-complex="9pt"/>
    </style:style>
    <style:style style:name="T62" style:family="text">
      <style:text-properties style:font-name="Bitstream Vera Sans7" fo:font-size="9pt" officeooo:rsid="00776ead" style:font-size-asian="9pt" style:font-size-complex="9pt"/>
    </style:style>
    <style:style style:name="T63" style:family="text">
      <style:text-properties style:font-name="Bitstream Vera Sans7" fo:font-size="9pt" officeooo:rsid="007654fd" style:font-size-asian="9pt" style:font-size-complex="9pt"/>
    </style:style>
    <style:style style:name="T64" style:family="text">
      <style:text-properties style:font-name="Bitstream Vera Sans7" fo:font-size="9pt" officeooo:rsid="00786d51" style:font-size-asian="9pt" style:font-size-complex="9pt"/>
    </style:style>
    <style:style style:name="T65" style:family="text">
      <style:text-properties officeooo:rsid="0285373a"/>
    </style:style>
    <style:style style:name="T66" style:family="text">
      <style:text-properties fo:color="#ffffff" loext:opacity="100%" style:font-name="Bitstream Vera Sans7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1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1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1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1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1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1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1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1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1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1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" draw:z-index="6" draw:name="Shape3_4" draw:style-name="gr7" draw:text-style-name="P108" svg:x1="15.647cm" svg:y1="1.37cm" svg:x2="21.96cm" svg:y2="1.356cm">
        <text:p/>
      </draw:line>
      <draw:frame text:anchor-type="page" text:anchor-page-number="2" draw:z-index="5" draw:name="Shape8_3" draw:style-name="gr8" draw:text-style-name="P109" svg:width="2.703cm" svg:height="0.715cm" draw:transform="rotate (0.0872664625997165) translate (1.32644444444444cm 1.21884722222222cm)">
        <draw:text-box>
          <text:p text:style-name="P108"><text:span text:style-name="T66">Série 8</text:span></text:p>
        </draw:text-box>
      </draw:frame>
      <draw:path text:anchor-type="page" text:anchor-page-number="2" draw:z-index="4" draw:name="Shape1_0" draw:style-name="gr9" draw:text-style-name="P110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3" draw:name="Shape3_0" draw:style-name="gr7" draw:text-style-name="P108" svg:x1="15.406cm" svg:y1="1.411cm" svg:x2="21.998cm" svg:y2="1.411cm">
        <text:p/>
      </draw:line>
      <draw:frame text:anchor-type="page" text:anchor-page-number="2" draw:z-index="2" draw:name="Shape8_1" draw:style-name="gr8" draw:text-style-name="P109" svg:width="2.703cm" svg:height="0.715cm" draw:transform="rotate (0.0872664625997165) translate (1.32644444444444cm 1.21884722222222cm)">
        <draw:text-box>
          <text:p text:style-name="P108"><text:span text:style-name="T66">Série 2</text:span></text:p>
        </draw:text-box>
      </draw:frame>
      <draw:frame text:anchor-type="page" text:anchor-page-number="1" draw:z-index="1" draw:name="Shape8_0" draw:style-name="gr8" draw:text-style-name="P109" svg:width="2.703cm" svg:height="0.715cm" draw:transform="rotate (0.0872664625997165) translate (1.32644444444444cm 1.21884722222222cm)">
        <draw:text-box>
          <text:p text:style-name="P108"><text:span text:style-name="T66">Série 8</text:span></text:p>
        </draw:text-box>
      </draw:frame>
      <draw:path text:anchor-type="page" text:anchor-page-number="1" draw:z-index="0" draw:name="Shape1" draw:style-name="gr9" draw:text-style-name="P110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2309331678" text:style-name="_5f_Numérotation_20_des_20_exercices_20_livrets">
              <text:list-item>
                <text:h text:style-name="P103" text:outline-level="1">Relie chaque type d’opération proposée avec l’unité de son résultat (si possible) puis le type de grandeur dont il s’agit.</text:h>
              </text:list-item>
            </text:list>
            <table:table table:name="Tableau46" table:style-name="Tableau46">
              <table:table-column table:style-name="Tableau46.A"/>
              <table:table-column table:style-name="Tableau46.B"/>
              <table:table-column table:style-name="Tableau46.C"/>
              <table:table-column table:style-name="Tableau46.D"/>
              <table:table-column table:style-name="Tableau46.E"/>
              <table:table-column table:style-name="Tableau46.F"/>
              <table:table-column table:style-name="Tableau46.G"/>
              <table:table-column table:style-name="Tableau46.H"/>
              <table:table-column table:style-name="Tableau46.I"/>
              <table:table-column table:style-name="Tableau46.J"/>
              <table:table-row table:style-name="Tableau46.1">
                <table:table-cell table:style-name="Tableau46.A1" table:number-columns-spanned="2" office:value-type="string">
                  <text:p text:style-name="P47">Type d’opération proposée</text:p>
                </table:table-cell>
                <table:covered-table-cell/>
                <table:table-cell table:style-name="Tableau46.C1" office:value-type="string">
                  <text:p text:style-name="P49"/>
                </table:table-cell>
                <table:table-cell table:style-name="Tableau46.D1" office:value-type="string">
                  <text:p text:style-name="P49"/>
                </table:table-cell>
                <table:table-cell table:style-name="Tableau46.E1" office:value-type="string">
                  <text:p text:style-name="P49"/>
                </table:table-cell>
                <table:table-cell table:style-name="Tableau46.F1" office:value-type="string">
                  <text:p text:style-name="P50">Unité du résultat</text:p>
                </table:table-cell>
                <table:table-cell table:style-name="Tableau46.G1" office:value-type="string">
                  <text:p text:style-name="P49"/>
                </table:table-cell>
                <table:table-cell table:style-name="Tableau46.H1" office:value-type="string">
                  <text:p text:style-name="P49"/>
                </table:table-cell>
                <table:table-cell table:style-name="Tableau46.I1" office:value-type="string">
                  <text:p text:style-name="P49"/>
                </table:table-cell>
                <table:table-cell table:style-name="Tableau46.J1" office:value-type="string">
                  <text:p text:style-name="P50">Type de grandeur</text:p>
                </table:table-cell>
              </table:table-row>
              <table:table-row>
                <table:table-cell table:style-name="Tableau46.A1" office:value-type="string">
                  <text:p text:style-name="P35">1</text:p>
                </table:table-cell>
                <table:table-cell table:style-name="Tableau46.A1" office:value-type="string">
                  <text:p text:style-name="P51">… <text:span text:style-name="T55">m + … m</text:span></text:p>
                </table:table-cell>
                <table:table-cell table:style-name="Tableau46.C2" office:value-type="string">
                  <text:list xml:id="list2125393948" text:style-name="L1">
                    <text:list-item>
                      <text:p text:style-name="P59"/>
                    </text:list-item>
                  </text:list>
                </table:table-cell>
                <table:table-cell table:style-name="Tableau46.D2" office:value-type="string">
                  <text:list xml:id="list214542057702887" text:continue-numbering="true" text:style-name="L1">
                    <text:list-header>
                      <text:p text:style-name="P59"/>
                    </text:list-header>
                  </text:list>
                </table:table-cell>
                <table:table-cell table:style-name="Tableau46.E3" table:number-rows-spanned="2" office:value-type="string">
                  <text:p text:style-name="P48"/>
                  <text:list xml:id="list4116019834" text:style-name="L2">
                    <text:list-item>
                      <text:p text:style-name="P60"/>
                    </text:list-item>
                  </text:list>
                </table:table-cell>
                <table:table-cell table:style-name="Tableau46.F1" table:number-rows-spanned="2" office:value-type="string">
                  <text:p text:style-name="P39"/>
                  <text:p text:style-name="P39">L</text:p>
                </table:table-cell>
                <table:table-cell table:style-name="Tableau46.G3" table:number-rows-spanned="2" office:value-type="string">
                  <text:p text:style-name="P48"/>
                  <text:list xml:id="list2887376536" text:style-name="L3">
                    <text:list-item>
                      <text:p text:style-name="P61"/>
                    </text:list-item>
                  </text:list>
                </table:table-cell>
                <table:table-cell table:style-name="Tableau46.H2" office:value-type="string">
                  <text:list xml:id="list214542194402847" text:continue-list="list214542057702887" text:style-name="L1">
                    <text:list-header>
                      <text:p text:style-name="P59"/>
                    </text:list-header>
                  </text:list>
                </table:table-cell>
                <table:table-cell table:style-name="Tableau46.I3" table:number-rows-spanned="2" office:value-type="string">
                  <text:p text:style-name="P48"/>
                  <text:list xml:id="list3713220897" text:style-name="L4">
                    <text:list-item>
                      <text:p text:style-name="P62"/>
                    </text:list-item>
                  </text:list>
                </table:table-cell>
                <table:table-cell table:style-name="Tableau46.J1" table:number-rows-spanned="2" office:value-type="string">
                  <text:p text:style-name="P39"/>
                  <text:p text:style-name="P39">Longueur</text:p>
                </table:table-cell>
              </table:table-row>
              <table:table-row>
                <table:table-cell table:style-name="Tableau46.A1" office:value-type="string">
                  <text:p text:style-name="P35">2</text:p>
                </table:table-cell>
                <table:table-cell table:style-name="Tableau46.A1" office:value-type="string">
                  <text:p text:style-name="P36"><text:span text:style-name="T56">Nombre × … </text:span><text:span text:style-name="T57">m</text:span><text:span text:style-name="T56"> </text:span><text:s/></text:p>
                </table:table-cell>
                <table:table-cell table:style-name="Tableau46.C3" office:value-type="string">
                  <text:list xml:id="list214541993511084" text:continue-list="list214542194402847" text:style-name="L1">
                    <text:list-item>
                      <text:p text:style-name="P59"/>
                    </text:list-item>
                  </text:list>
                </table:table-cell>
                <table:table-cell table:style-name="Tableau46.D3" office:value-type="string">
                  <text:list xml:id="list214541645173788" text:continue-numbering="true" text:style-name="L1">
                    <text:list-header>
                      <text:p text:style-name="P59"/>
                    </text:list-header>
                  </text:list>
                </table:table-cell>
                <table:covered-table-cell/>
                <table:covered-table-cell/>
                <table:covered-table-cell/>
                <table:table-cell table:style-name="Tableau46.H3" office:value-type="string">
                  <text:list xml:id="list214543214575459" text:continue-numbering="true" text:style-name="L1">
                    <text:list-header>
                      <text:p text:style-name="P59"/>
                    </text:list-header>
                  </text:list>
                </table:table-cell>
                <table:covered-table-cell/>
                <table:covered-table-cell/>
              </table:table-row>
              <table:table-row>
                <table:table-cell table:style-name="Tableau46.A1" office:value-type="string">
                  <text:p text:style-name="P35">3</text:p>
                </table:table-cell>
                <table:table-cell table:style-name="Tableau46.A1" office:value-type="string">
                  <text:p text:style-name="P31"><text:span text:style-name="T61">… </text:span><text:span text:style-name="T62">h </text:span><text:span text:style-name="_5f_Symbole"><text:span text:style-name="T63">−</text:span></text:span><text:span text:style-name="T62"> … m</text:span></text:p>
                </table:table-cell>
                <table:table-cell table:style-name="Tableau46.C4" office:value-type="string">
                  <text:list xml:id="list214541481874970" text:continue-numbering="true" text:style-name="L1">
                    <text:list-item>
                      <text:p text:style-name="P59"/>
                    </text:list-item>
                  </text:list>
                </table:table-cell>
                <table:table-cell table:style-name="Tableau46.D4" office:value-type="string">
                  <text:list xml:id="list214541897086819" text:continue-numbering="true" text:style-name="L1">
                    <text:list-header>
                      <text:p text:style-name="P59"/>
                    </text:list-header>
                  </text:list>
                </table:table-cell>
                <table:table-cell table:style-name="Tableau46.E5" table:number-rows-spanned="2" office:value-type="string">
                  <text:p text:style-name="P48"/>
                  <text:list xml:id="list1972504220" text:style-name="L5">
                    <text:list-item>
                      <text:p text:style-name="P63"/>
                    </text:list-item>
                  </text:list>
                </table:table-cell>
                <table:table-cell table:style-name="Tableau46.F1" table:number-rows-spanned="2" office:value-type="string">
                  <text:p text:style-name="P15"/>
                  <text:p text:style-name="P15">m</text:p>
                </table:table-cell>
                <table:table-cell table:style-name="Tableau46.G5" table:number-rows-spanned="2" office:value-type="string">
                  <text:p text:style-name="P48"/>
                  <text:list xml:id="list2745352760" text:style-name="L6">
                    <text:list-item>
                      <text:p text:style-name="P64"/>
                    </text:list-item>
                  </text:list>
                </table:table-cell>
                <table:table-cell table:style-name="Tableau46.H4" office:value-type="string">
                  <text:list xml:id="list214542264324445" text:continue-list="list214541897086819" text:style-name="L1">
                    <text:list-header>
                      <text:p text:style-name="P59"/>
                    </text:list-header>
                  </text:list>
                </table:table-cell>
                <table:table-cell table:style-name="Tableau46.I5" table:number-rows-spanned="2" office:value-type="string">
                  <text:p text:style-name="P48"/>
                  <text:list xml:id="list3947025914" text:style-name="L7">
                    <text:list-item>
                      <text:p text:style-name="P65"/>
                    </text:list-item>
                  </text:list>
                </table:table-cell>
                <table:table-cell table:style-name="Tableau46.J1" table:number-rows-spanned="2" office:value-type="string">
                  <text:p text:style-name="P39"/>
                  <text:p text:style-name="P39">Surface</text:p>
                </table:table-cell>
              </table:table-row>
              <table:table-row>
                <table:table-cell table:style-name="Tableau46.A1" office:value-type="string">
                  <text:p text:style-name="P35">4</text:p>
                </table:table-cell>
                <table:table-cell table:style-name="Tableau46.A1" office:value-type="string">
                  <text:p text:style-name="P31"><text:span text:style-name="T63">… </text:span><text:span text:style-name="T62">L </text:span><text:span text:style-name="_5f_Symbole"><text:span text:style-name="T63">−</text:span></text:span><text:span text:style-name="T62"> … L</text:span><text:span text:style-name="T63"> </text:span><text:span text:style-name="T61"><text:s/></text:span></text:p>
                </table:table-cell>
                <table:table-cell table:style-name="Tableau46.C5" office:value-type="string">
                  <text:list xml:id="list214542444656595" text:continue-list="list214542264324445" text:style-name="L1">
                    <text:list-item>
                      <text:p text:style-name="P59"/>
                    </text:list-item>
                  </text:list>
                </table:table-cell>
                <table:table-cell table:style-name="Tableau46.D5" office:value-type="string">
                  <text:list xml:id="list214541956319772" text:continue-numbering="true" text:style-name="L1">
                    <text:list-header>
                      <text:p text:style-name="P59"/>
                    </text:list-header>
                  </text:list>
                </table:table-cell>
                <table:covered-table-cell/>
                <table:covered-table-cell/>
                <table:covered-table-cell/>
                <table:table-cell table:style-name="Tableau46.H5" office:value-type="string">
                  <text:list xml:id="list214542032722725" text:continue-numbering="true" text:style-name="L1">
                    <text:list-header>
                      <text:p text:style-name="P59"/>
                    </text:list-header>
                  </text:list>
                </table:table-cell>
                <table:covered-table-cell/>
                <table:covered-table-cell/>
              </table:table-row>
              <table:table-row>
                <table:table-cell table:style-name="Tableau46.A1" office:value-type="string">
                  <text:p text:style-name="P35">5</text:p>
                </table:table-cell>
                <table:table-cell table:style-name="Tableau46.A1" office:value-type="string">
                  <text:p text:style-name="P32"><text:span text:style-name="T61">… </text:span><text:span text:style-name="T62">cm </text:span><text:span text:style-name="_5f_Symbole"><text:span text:style-name="T23">+</text:span></text:span><text:span text:style-name="T62"> … mm</text:span></text:p>
                </table:table-cell>
                <table:table-cell table:style-name="Tableau46.C6" office:value-type="string">
                  <text:list xml:id="list214541513074140" text:continue-numbering="true" text:style-name="L1">
                    <text:list-item>
                      <text:p text:style-name="P59"/>
                    </text:list-item>
                  </text:list>
                </table:table-cell>
                <table:table-cell table:style-name="Tableau46.D6" office:value-type="string">
                  <text:list xml:id="list214543015965938" text:continue-numbering="true" text:style-name="L1">
                    <text:list-header>
                      <text:p text:style-name="P59"/>
                    </text:list-header>
                  </text:list>
                </table:table-cell>
                <table:table-cell table:style-name="Tableau46.E6" office:value-type="string">
                  <text:list xml:id="list214541976444810" text:continue-numbering="true" text:style-name="L1">
                    <text:list-item>
                      <text:p text:style-name="P59"/>
                    </text:list-item>
                  </text:list>
                </table:table-cell>
                <table:table-cell table:style-name="Tableau46.F1" office:value-type="string">
                  <text:p text:style-name="P39">Ce type de calcul n’a pas de sens</text:p>
                </table:table-cell>
                <table:table-cell table:style-name="Tableau46.G6" office:value-type="string">
                  <text:list xml:id="list214541683890743" text:continue-numbering="true" text:style-name="L1">
                    <text:list-item>
                      <text:p text:style-name="P59"/>
                    </text:list-item>
                  </text:list>
                </table:table-cell>
                <table:table-cell table:style-name="Tableau46.H6" office:value-type="string">
                  <text:list xml:id="list214543333647118" text:continue-numbering="true" text:style-name="L1">
                    <text:list-header>
                      <text:p text:style-name="P59"/>
                    </text:list-header>
                  </text:list>
                </table:table-cell>
                <table:table-cell table:style-name="Tableau46.I7" table:number-rows-spanned="2" office:value-type="string">
                  <text:p text:style-name="P14"/>
                  <text:list xml:id="list3521647340" text:style-name="L8">
                    <text:list-item>
                      <text:p text:style-name="P74"/>
                    </text:list-item>
                  </text:list>
                </table:table-cell>
                <table:table-cell table:style-name="Tableau46.J1" table:number-rows-spanned="2" office:value-type="string">
                  <text:p text:style-name="P40"/>
                  <text:p text:style-name="P40">Volume</text:p>
                </table:table-cell>
              </table:table-row>
              <table:table-row>
                <table:table-cell table:style-name="Tableau46.A1" office:value-type="string">
                  <text:p text:style-name="P35">6</text:p>
                </table:table-cell>
                <table:table-cell table:style-name="Tableau46.A1" office:value-type="string">
                  <text:p text:style-name="P36"><text:span text:style-name="T56">… </text:span><text:span text:style-name="T57">m</text:span><text:span text:style-name="T56"> </text:span><text:s/><text:span text:style-name="T56">× … </text:span><text:span text:style-name="T57">m</text:span><text:span text:style-name="T56"> </text:span><text:s/></text:p>
                </table:table-cell>
                <table:table-cell table:style-name="Tableau46.C7" office:value-type="string">
                  <text:list xml:id="list214542739288526" text:continue-list="list214543333647118" text:style-name="L1">
                    <text:list-item>
                      <text:p text:style-name="P59"/>
                    </text:list-item>
                  </text:list>
                </table:table-cell>
                <table:table-cell table:style-name="Tableau46.D7" office:value-type="string">
                  <text:list xml:id="list214541706556547" text:continue-numbering="true" text:style-name="L1">
                    <text:list-header>
                      <text:p text:style-name="P59"/>
                    </text:list-header>
                  </text:list>
                </table:table-cell>
                <table:table-cell table:style-name="Tableau46.E8" table:number-rows-spanned="2" office:value-type="string">
                  <text:p text:style-name="P14"/>
                  <text:list xml:id="list3084757495" text:style-name="L9">
                    <text:list-item>
                      <text:p text:style-name="P75"/>
                    </text:list-item>
                  </text:list>
                </table:table-cell>
                <table:table-cell table:style-name="Tableau46.F1" table:number-rows-spanned="2" office:value-type="string">
                  <text:p text:style-name="P38"/>
                  <text:p text:style-name="P46"><text:span text:style-name="T19">m</text:span>2</text:p>
                </table:table-cell>
                <table:table-cell table:style-name="Tableau46.G7" office:value-type="string">
                  <text:list xml:id="list214543104761790" text:continue-list="list214541706556547" text:style-name="L1">
                    <text:list-header>
                      <text:p text:style-name="P76"/>
                    </text:list-header>
                  </text:list>
                </table:table-cell>
                <table:table-cell table:style-name="Tableau46.H7" office:value-type="string">
                  <text:list xml:id="list214541874590191" text:continue-numbering="true" text:style-name="L1">
                    <text:list-header>
                      <text:p text:style-name="P59"/>
                    </text:list-header>
                  </text:list>
                </table:table-cell>
                <table:covered-table-cell/>
                <table:covered-table-cell/>
              </table:table-row>
              <table:table-row>
                <table:table-cell table:style-name="Tableau46.A1" office:value-type="string">
                  <text:p text:style-name="P35">7</text:p>
                </table:table-cell>
                <table:table-cell table:style-name="Tableau46.A1" office:value-type="string">
                  <text:p text:style-name="P36"><text:span text:style-name="T56">… </text:span><text:span text:style-name="T57">g</text:span><text:span text:style-name="T56"> </text:span><text:s/><text:span text:style-name="T56">× … </text:span><text:span text:style-name="T57">g</text:span></text:p>
                </table:table-cell>
                <table:table-cell table:style-name="Tableau46.C8" office:value-type="string">
                  <text:list xml:id="list214542069480568" text:continue-numbering="true" text:style-name="L1">
                    <text:list-item>
                      <text:p text:style-name="P59"/>
                    </text:list-item>
                  </text:list>
                </table:table-cell>
                <table:table-cell table:style-name="Tableau46.D8" office:value-type="string">
                  <text:list xml:id="list214541860951008" text:continue-numbering="true" text:style-name="L1">
                    <text:list-header>
                      <text:p text:style-name="P59"/>
                    </text:list-header>
                  </text:list>
                </table:table-cell>
                <table:covered-table-cell/>
                <table:covered-table-cell/>
                <table:table-cell table:style-name="Tableau46.G8" office:value-type="string">
                  <text:list xml:id="list214541568166367" text:continue-numbering="true" text:style-name="L1">
                    <text:list-item>
                      <text:p text:style-name="P59"/>
                    </text:list-item>
                  </text:list>
                </table:table-cell>
                <table:table-cell table:style-name="Tableau46.H8" office:value-type="string">
                  <text:list xml:id="list214541327116207" text:continue-numbering="true" text:style-name="L1">
                    <text:list-header>
                      <text:p text:style-name="P59"/>
                    </text:list-header>
                  </text:list>
                </table:table-cell>
                <table:table-cell table:style-name="Tableau46.I9" table:number-rows-spanned="2" office:value-type="string">
                  <text:p text:style-name="P14"/>
                  <text:list xml:id="list2929611322" text:style-name="L10">
                    <text:list-item>
                      <text:p text:style-name="P77"/>
                    </text:list-item>
                  </text:list>
                </table:table-cell>
                <table:table-cell table:style-name="Tableau46.J1" table:number-rows-spanned="2" office:value-type="string">
                  <text:p text:style-name="P40"/>
                  <text:p text:style-name="P40">Masse</text:p>
                </table:table-cell>
              </table:table-row>
              <table:table-row>
                <table:table-cell table:style-name="Tableau46.A1" office:value-type="string">
                  <text:p text:style-name="P35">8</text:p>
                </table:table-cell>
                <table:table-cell table:style-name="Tableau46.A1" office:value-type="string">
                  <text:p text:style-name="P31"><text:span text:style-name="T63">… </text:span><text:span text:style-name="T62">g</text:span><text:span text:style-name="T63"> </text:span><text:span text:style-name="T62"><text:s/></text:span><text:span text:style-name="_5f_Symbole"><text:span text:style-name="T23">+</text:span></text:span><text:span text:style-name="T63"> … </text:span><text:span text:style-name="T62">g</text:span></text:p>
                </table:table-cell>
                <table:table-cell table:style-name="Tableau46.C9" office:value-type="string">
                  <text:list xml:id="list214543107197533" text:continue-list="list214541327116207" text:style-name="L1">
                    <text:list-item>
                      <text:p text:style-name="P59"/>
                    </text:list-item>
                  </text:list>
                </table:table-cell>
                <table:table-cell table:style-name="Tableau46.D9" office:value-type="string">
                  <text:list xml:id="list214542656821921" text:continue-numbering="true" text:style-name="L1">
                    <text:list-header>
                      <text:p text:style-name="P59"/>
                    </text:list-header>
                  </text:list>
                </table:table-cell>
                <table:table-cell table:style-name="Tableau46.E10" table:number-rows-spanned="2" office:value-type="string">
                  <text:p text:style-name="P48"/>
                  <text:list xml:id="list2600987750" text:style-name="L11">
                    <text:list-item>
                      <text:p text:style-name="P66"/>
                    </text:list-item>
                  </text:list>
                </table:table-cell>
                <table:table-cell table:style-name="Tableau46.F1" table:number-rows-spanned="2" office:value-type="string">
                  <text:p text:style-name="P39"/>
                  <text:p text:style-name="P39">g</text:p>
                </table:table-cell>
                <table:table-cell table:style-name="Tableau46.G10" table:number-rows-spanned="2" office:value-type="string">
                  <text:p text:style-name="P14"/>
                  <text:list xml:id="list3189659517" text:style-name="L12">
                    <text:list-item>
                      <text:p text:style-name="P78"/>
                    </text:list-item>
                  </text:list>
                </table:table-cell>
                <table:table-cell table:style-name="Tableau46.H9" office:value-type="string">
                  <text:list xml:id="list214542311438394" text:continue-list="list214542656821921" text:style-name="L1">
                    <text:list-header>
                      <text:p text:style-name="P59"/>
                    </text:list-header>
                  </text:list>
                </table:table-cell>
                <table:covered-table-cell/>
                <table:covered-table-cell/>
              </table:table-row>
              <table:table-row>
                <table:table-cell table:style-name="Tableau46.A1" office:value-type="string">
                  <text:p text:style-name="P35">9</text:p>
                </table:table-cell>
                <table:table-cell table:style-name="Tableau46.A1" office:value-type="string">
                  <text:p text:style-name="P36"><text:span text:style-name="T56">… </text:span><text:span text:style-name="T57">m</text:span><text:span text:style-name="T56"> </text:span><text:span text:style-name="T57"><text:s/></text:span><text:span text:style-name="T56">× … </text:span><text:span text:style-name="T57">m</text:span><text:span text:style-name="T56"> </text:span><text:span text:style-name="T57"><text:s/></text:span><text:span text:style-name="T56">× … </text:span><text:span text:style-name="T57">m</text:span><text:span text:style-name="T56"> </text:span><text:span text:style-name="T57"><text:s/></text:span></text:p>
                </table:table-cell>
                <table:table-cell table:style-name="Tableau46.C10" office:value-type="string">
                  <text:list xml:id="list214542628975576" text:continue-numbering="true" text:style-name="L1">
                    <text:list-item>
                      <text:p text:style-name="P59"/>
                    </text:list-item>
                  </text:list>
                </table:table-cell>
                <table:table-cell table:style-name="Tableau46.D10" office:value-type="string">
                  <text:list xml:id="list214541468493496" text:continue-numbering="true" text:style-name="L1">
                    <text:list-header>
                      <text:p text:style-name="P59"/>
                    </text:list-header>
                  </text:list>
                </table:table-cell>
                <table:covered-table-cell/>
                <table:covered-table-cell/>
                <table:covered-table-cell/>
                <table:table-cell table:style-name="Tableau46.H10" office:value-type="string">
                  <text:list xml:id="list214542711620426" text:continue-numbering="true" text:style-name="L1">
                    <text:list-header>
                      <text:p text:style-name="P59"/>
                    </text:list-header>
                  </text:list>
                </table:table-cell>
                <table:table-cell table:style-name="Tableau46.I11" table:number-rows-spanned="2" office:value-type="string">
                  <text:p text:style-name="P48"/>
                  <text:list xml:id="list483070598" text:style-name="L13">
                    <text:list-item>
                      <text:p text:style-name="P67"/>
                    </text:list-item>
                  </text:list>
                </table:table-cell>
                <table:table-cell table:style-name="Tableau46.J1" table:number-rows-spanned="2" office:value-type="string">
                  <text:p text:style-name="P40"/>
                  <text:p text:style-name="P40">Nombre</text:p>
                </table:table-cell>
              </table:table-row>
              <table:table-row>
                <table:table-cell table:style-name="Tableau46.A1" office:value-type="string">
                  <text:p text:style-name="P35">10</text:p>
                </table:table-cell>
                <table:table-cell table:style-name="Tableau46.A1" office:value-type="string">
                  <text:p text:style-name="P36"><text:span text:style-name="T56">… </text:span><text:span text:style-name="T57">m</text:span><text:span text:style-name="T37">2</text:span><text:span text:style-name="T56"> </text:span><text:span text:style-name="T57"><text:s/></text:span><text:span text:style-name="T56">× … </text:span><text:span text:style-name="T57">m</text:span></text:p>
                </table:table-cell>
                <table:table-cell table:style-name="Tableau46.C11" office:value-type="string">
                  <text:list xml:id="list214541765699482" text:continue-list="list214542711620426" text:style-name="L1">
                    <text:list-item>
                      <text:p text:style-name="P59"/>
                    </text:list-item>
                  </text:list>
                </table:table-cell>
                <table:table-cell table:style-name="Tableau46.D11" office:value-type="string">
                  <text:list xml:id="list214543084081149" text:continue-numbering="true" text:style-name="L1">
                    <text:list-header>
                      <text:p text:style-name="P59"/>
                    </text:list-header>
                  </text:list>
                </table:table-cell>
                <table:table-cell table:style-name="Tableau46.E12" table:number-rows-spanned="2" office:value-type="string">
                  <text:p text:style-name="P14"/>
                  <text:list xml:id="list4108679639" text:style-name="L14">
                    <text:list-item>
                      <text:p text:style-name="P79"/>
                    </text:list-item>
                  </text:list>
                </table:table-cell>
                <table:table-cell table:style-name="Tableau46.F1" table:number-rows-spanned="2" office:value-type="string">
                  <text:p text:style-name="P38"/>
                  <text:p text:style-name="P41"><text:span text:style-name="T21">m</text:span><text:span text:style-name="T40">3</text:span></text:p>
                </table:table-cell>
                <table:table-cell table:style-name="Tableau46.G12" table:number-rows-spanned="2" office:value-type="string">
                  <text:p text:style-name="P14"/>
                  <text:list xml:id="list3949186218" text:style-name="L15">
                    <text:list-item>
                      <text:p text:style-name="P80"/>
                    </text:list-item>
                  </text:list>
                </table:table-cell>
                <table:table-cell table:style-name="Tableau46.H11" office:value-type="string">
                  <text:list xml:id="list214542155457273" text:continue-list="list214543084081149" text:style-name="L1">
                    <text:list-header>
                      <text:p text:style-name="P59"/>
                    </text:list-header>
                  </text:list>
                </table:table-cell>
                <table:covered-table-cell/>
                <table:covered-table-cell/>
              </table:table-row>
              <table:table-row>
                <table:table-cell table:style-name="Tableau46.A1" office:value-type="string">
                  <text:p text:style-name="P35">11</text:p>
                </table:table-cell>
                <table:table-cell table:style-name="Tableau46.A1" office:value-type="string">
                  <text:p text:style-name="P31"><text:span text:style-name="T63">… </text:span><text:span text:style-name="T62">m</text:span><text:span text:style-name="T38">2</text:span><text:span text:style-name="T63"> </text:span><text:span text:style-name="T62"><text:s/></text:span><text:span text:style-name="_5f_Symbole"><text:span text:style-name="T23">+</text:span></text:span><text:span text:style-name="T63"> … </text:span><text:span text:style-name="T62">m</text:span><text:span text:style-name="T38">2</text:span></text:p>
                </table:table-cell>
                <table:table-cell table:style-name="Tableau46.C12" office:value-type="string">
                  <text:list xml:id="list214543249354188" text:continue-numbering="true" text:style-name="L1">
                    <text:list-item>
                      <text:p text:style-name="P59"/>
                    </text:list-item>
                  </text:list>
                </table:table-cell>
                <table:table-cell table:style-name="Tableau46.D12" office:value-type="string">
                  <text:list xml:id="list214542093467487" text:continue-numbering="true" text:style-name="L1">
                    <text:list-header>
                      <text:p text:style-name="P59"/>
                    </text:list-header>
                  </text:list>
                </table:table-cell>
                <table:covered-table-cell/>
                <table:covered-table-cell/>
                <table:covered-table-cell/>
                <table:table-cell table:style-name="Tableau46.H12" office:value-type="string">
                  <text:list xml:id="list214543501947518" text:continue-numbering="true" text:style-name="L1">
                    <text:list-header>
                      <text:p text:style-name="P59"/>
                    </text:list-header>
                  </text:list>
                </table:table-cell>
                <table:table-cell table:style-name="Tableau46.I13" table:number-rows-spanned="2" office:value-type="string">
                  <text:p text:style-name="P14"/>
                  <text:list xml:id="list3277703405" text:style-name="L16">
                    <text:list-item>
                      <text:p text:style-name="P81"><text:s/></text:p>
                    </text:list-item>
                  </text:list>
                </table:table-cell>
                <table:table-cell table:style-name="Tableau46.J1" table:number-rows-spanned="2" office:value-type="string">
                  <text:p text:style-name="P40"/>
                  <text:p text:style-name="P40">Prix</text:p>
                </table:table-cell>
              </table:table-row>
              <table:table-row>
                <table:table-cell table:style-name="Tableau46.A1" office:value-type="string">
                  <text:p text:style-name="P35">12</text:p>
                </table:table-cell>
                <table:table-cell table:style-name="Tableau46.A1" office:value-type="string">
                  <text:p text:style-name="P32"><text:span text:style-name="T63">… </text:span><text:span text:style-name="T62">m</text:span><text:span text:style-name="T38">3</text:span><text:span text:style-name="T62"> </text:span><text:span text:style-name="_5f_Symbole"><text:span text:style-name="T63">−</text:span></text:span><text:span text:style-name="T62"> </text:span><text:span text:style-name="T63">… </text:span><text:span text:style-name="T62">m</text:span><text:span text:style-name="T38">3</text:span><text:span text:style-name="T63"> </text:span><text:span text:style-name="T61"><text:s/></text:span></text:p>
                </table:table-cell>
                <table:table-cell table:style-name="Tableau46.C13" office:value-type="string">
                  <text:list xml:id="list214542445451058" text:continue-list="list214543501947518" text:style-name="L1">
                    <text:list-item>
                      <text:p text:style-name="P59"/>
                    </text:list-item>
                  </text:list>
                </table:table-cell>
                <table:table-cell table:style-name="Tableau46.D13" office:value-type="string">
                  <text:list xml:id="list214541798005559" text:continue-numbering="true" text:style-name="L1">
                    <text:list-header>
                      <text:p text:style-name="P59"/>
                    </text:list-header>
                  </text:list>
                </table:table-cell>
                <table:table-cell table:style-name="Tableau46.E13" office:value-type="string">
                  <text:list xml:id="list214542081923476" text:continue-numbering="true" text:style-name="L1">
                    <text:list-item>
                      <text:p text:style-name="P59"/>
                    </text:list-item>
                  </text:list>
                </table:table-cell>
                <table:table-cell table:style-name="Tableau46.F1" office:value-type="string">
                  <text:p text:style-name="P39">km</text:p>
                </table:table-cell>
                <table:table-cell table:style-name="Tableau46.G13" office:value-type="string">
                  <text:list xml:id="list214542406173077" text:continue-numbering="true" text:style-name="L1">
                    <text:list-item>
                      <text:p text:style-name="P59"/>
                    </text:list-item>
                  </text:list>
                </table:table-cell>
                <table:table-cell table:style-name="Tableau46.H13" office:value-type="string">
                  <text:list xml:id="list214543494345964" text:continue-numbering="true" text:style-name="L1">
                    <text:list-header>
                      <text:p text:style-name="P59"/>
                    </text:list-header>
                  </text:list>
                </table:table-cell>
                <table:covered-table-cell/>
                <table:covered-table-cell/>
              </table:table-row>
              <table:table-row>
                <table:table-cell table:style-name="Tableau46.A1" office:value-type="string">
                  <text:p text:style-name="P35">13</text:p>
                </table:table-cell>
                <table:table-cell table:style-name="Tableau46.A1" office:value-type="string">
                  <text:p text:style-name="P31"><text:span text:style-name="T63">… </text:span><text:span text:style-name="T62">m</text:span><text:span text:style-name="T63"> </text:span><text:span text:style-name="T62"><text:s/></text:span><text:span text:style-name="_5f_Symbole"><text:span text:style-name="T23">+</text:span></text:span><text:span text:style-name="T63"> … </text:span><text:span text:style-name="T62">m</text:span><text:span text:style-name="T38">2</text:span></text:p>
                </table:table-cell>
                <table:table-cell table:style-name="Tableau46.C14" office:value-type="string">
                  <text:list xml:id="list214541791032445" text:continue-numbering="true" text:style-name="L1">
                    <text:list-item>
                      <text:p text:style-name="P59"/>
                    </text:list-item>
                  </text:list>
                </table:table-cell>
                <table:table-cell table:style-name="Tableau46.D14" office:value-type="string">
                  <text:list xml:id="list214542861186713" text:continue-numbering="true" text:style-name="L1">
                    <text:list-header>
                      <text:p text:style-name="P59"/>
                    </text:list-header>
                  </text:list>
                </table:table-cell>
                <table:table-cell table:style-name="Tableau46.E14" office:value-type="string">
                  <text:list xml:id="list214542360064493" text:continue-numbering="true" text:style-name="L1">
                    <text:list-item>
                      <text:p text:style-name="P59"/>
                    </text:list-item>
                  </text:list>
                </table:table-cell>
                <table:table-cell table:style-name="Tableau46.F1" office:value-type="string">
                  <text:p text:style-name="P39">Nombre sans unité</text:p>
                </table:table-cell>
                <table:table-cell table:style-name="Tableau46.G14" office:value-type="string">
                  <text:list xml:id="list214542578310861" text:continue-numbering="true" text:style-name="L1">
                    <text:list-item>
                      <text:p text:style-name="P59"/>
                    </text:list-item>
                  </text:list>
                </table:table-cell>
                <table:table-cell table:style-name="Tableau46.H14" office:value-type="string">
                  <text:list xml:id="list214541539541969" text:continue-numbering="true" text:style-name="L1">
                    <text:list-header>
                      <text:p text:style-name="P59"/>
                    </text:list-header>
                  </text:list>
                </table:table-cell>
                <table:table-cell table:style-name="Tableau46.I15" table:number-rows-spanned="2" office:value-type="string">
                  <text:p text:style-name="P48"/>
                  <text:list xml:id="list2931124860" text:style-name="L17">
                    <text:list-item>
                      <text:p text:style-name="P68"/>
                    </text:list-item>
                  </text:list>
                </table:table-cell>
                <table:table-cell table:style-name="Tableau46.J1" table:number-rows-spanned="2" office:value-type="string">
                  <text:p text:style-name="P40"/>
                  <text:p text:style-name="P40">Vitesse</text:p>
                </table:table-cell>
              </table:table-row>
              <table:table-row>
                <table:table-cell table:style-name="Tableau46.A1" office:value-type="string">
                  <text:p text:style-name="P35">14</text:p>
                </table:table-cell>
                <table:table-cell table:style-name="Tableau46.A1" office:value-type="string">
                  <text:p text:style-name="P36"><text:span text:style-name="T56">… </text:span><text:span text:style-name="T57">m : </text:span><text:span text:style-name="T56"><text:s/>… </text:span><text:span text:style-name="T57">cm</text:span></text:p>
                </table:table-cell>
                <table:table-cell table:style-name="Tableau46.C15" office:value-type="string">
                  <text:list xml:id="list214543471844207" text:continue-list="list214541539541969" text:style-name="L1">
                    <text:list-item>
                      <text:p text:style-name="P59"/>
                    </text:list-item>
                  </text:list>
                </table:table-cell>
                <table:table-cell table:style-name="Tableau46.D15" office:value-type="string">
                  <text:list xml:id="list214541859448829" text:continue-numbering="true" text:style-name="L1">
                    <text:list-header>
                      <text:p text:style-name="P59"/>
                    </text:list-header>
                  </text:list>
                </table:table-cell>
                <table:table-cell table:style-name="Tableau46.E16" table:number-rows-spanned="2" office:value-type="string">
                  <text:p text:style-name="P48"/>
                  <text:list xml:id="list2523212088" text:style-name="L18">
                    <text:list-item>
                      <text:p text:style-name="P69"/>
                    </text:list-item>
                  </text:list>
                </table:table-cell>
                <table:table-cell table:style-name="Tableau46.F1" table:number-rows-spanned="2" office:value-type="string">
                  <text:p text:style-name="P39"/>
                  <text:p text:style-name="P39">€</text:p>
                </table:table-cell>
                <table:table-cell table:style-name="Tableau46.G16" table:number-rows-spanned="2" office:value-type="string">
                  <text:p text:style-name="P14"/>
                  <text:list xml:id="list3906991071" text:style-name="L19">
                    <text:list-item>
                      <text:p text:style-name="P82"/>
                    </text:list-item>
                  </text:list>
                </table:table-cell>
                <table:table-cell table:style-name="Tableau46.H15" office:value-type="string">
                  <text:list xml:id="list214541443655116" text:continue-list="list214541859448829" text:style-name="L1">
                    <text:list-header>
                      <text:p text:style-name="P59"/>
                    </text:list-header>
                  </text:list>
                </table:table-cell>
                <table:covered-table-cell/>
                <table:covered-table-cell/>
              </table:table-row>
              <table:table-row>
                <table:table-cell table:style-name="Tableau46.A1" office:value-type="string">
                  <text:p text:style-name="P35">15</text:p>
                </table:table-cell>
                <table:table-cell table:style-name="Tableau46.A1" office:value-type="string">
                  <text:p text:style-name="P36"><text:span text:style-name="T56">… </text:span><text:span text:style-name="T57">m</text:span><text:span text:style-name="T37">2</text:span><text:span text:style-name="T57"> : </text:span><text:span text:style-name="T56"><text:s/>… </text:span><text:span text:style-name="T57">m</text:span></text:p>
                </table:table-cell>
                <table:table-cell table:style-name="Tableau46.C16" office:value-type="string">
                  <text:list xml:id="list214543472821395" text:continue-numbering="true" text:style-name="L1">
                    <text:list-item>
                      <text:p text:style-name="P59"/>
                    </text:list-item>
                  </text:list>
                </table:table-cell>
                <table:table-cell table:style-name="Tableau46.D16" office:value-type="string">
                  <text:list xml:id="list214542728348097" text:continue-numbering="true" text:style-name="L1">
                    <text:list-header>
                      <text:p text:style-name="P59"/>
                    </text:list-header>
                  </text:list>
                </table:table-cell>
                <table:covered-table-cell/>
                <table:covered-table-cell/>
                <table:covered-table-cell/>
                <table:table-cell table:style-name="Tableau46.H16" office:value-type="string">
                  <text:p text:style-name="P42"/>
                </table:table-cell>
                <table:table-cell table:style-name="Tableau46.I17" table:number-rows-spanned="2" office:value-type="string">
                  <text:p text:style-name="P42"/>
                  <text:list xml:id="list487184922" text:style-name="L20">
                    <text:list-item>
                      <text:p text:style-name="P88"/>
                    </text:list-item>
                  </text:list>
                </table:table-cell>
                <table:table-cell table:style-name="Tableau46.J1" table:number-rows-spanned="2" office:value-type="string">
                  <text:p text:style-name="P40"/>
                  <text:p text:style-name="P40">Débit</text:p>
                </table:table-cell>
              </table:table-row>
              <table:table-row>
                <table:table-cell table:style-name="Tableau46.A1" office:value-type="string">
                  <text:p text:style-name="P35">16</text:p>
                </table:table-cell>
                <table:table-cell table:style-name="Tableau46.A1" office:value-type="string">
                  <text:p text:style-name="P36"><text:span text:style-name="T56">… </text:span><text:span text:style-name="T57">m</text:span><text:span text:style-name="T56"> </text:span><text:span text:style-name="T57"><text:s/></text:span><text:span text:style-name="T56">× … </text:span><text:span text:style-name="T58">c</text:span><text:span text:style-name="T57">m</text:span></text:p>
                </table:table-cell>
                <table:table-cell table:style-name="Tableau46.C17" office:value-type="string">
                  <text:list xml:id="list214542883258320" text:continue-list="list214542728348097" text:style-name="L1">
                    <text:list-item>
                      <text:p text:style-name="P59"/>
                    </text:list-item>
                  </text:list>
                </table:table-cell>
                <table:table-cell table:style-name="Tableau46.D17" office:value-type="string">
                  <text:list xml:id="list214542896937421" text:continue-numbering="true" text:style-name="L1">
                    <text:list-header>
                      <text:p text:style-name="P59"/>
                    </text:list-header>
                  </text:list>
                </table:table-cell>
                <table:table-cell table:style-name="Tableau46.E17" office:value-type="string">
                  <text:list xml:id="list214542960672933" text:continue-numbering="true" text:style-name="L1">
                    <text:list-item>
                      <text:p text:style-name="P59"/>
                    </text:list-item>
                  </text:list>
                </table:table-cell>
                <table:table-cell table:style-name="Tableau46.F1" office:value-type="string">
                  <text:p text:style-name="P43">g/m<text:span text:style-name="T34">2</text:span></text:p>
                </table:table-cell>
                <table:table-cell table:style-name="Tableau46.G17" office:value-type="string">
                  <text:list xml:id="list214542411479293" text:continue-numbering="true" text:style-name="L1">
                    <text:list-item>
                      <text:p text:style-name="P59"/>
                    </text:list-item>
                  </text:list>
                </table:table-cell>
                <table:table-cell table:style-name="Tableau46.H17" office:value-type="string">
                  <text:p text:style-name="P42"/>
                </table:table-cell>
                <table:covered-table-cell/>
                <table:covered-table-cell/>
              </table:table-row>
              <table:table-row>
                <table:table-cell table:style-name="Tableau46.A1" office:value-type="string">
                  <text:p text:style-name="P35">17</text:p>
                </table:table-cell>
                <table:table-cell table:style-name="Tableau46.A1" office:value-type="string">
                  <text:p text:style-name="P36"><text:span text:style-name="T56">… </text:span><text:span text:style-name="T58">c</text:span><text:span text:style-name="T57">m</text:span><text:span text:style-name="T37">2</text:span><text:span text:style-name="T57"> : </text:span><text:span text:style-name="T56"><text:s/>… </text:span><text:span text:style-name="T58">c</text:span><text:span text:style-name="T57">m</text:span><text:span text:style-name="T37">2</text:span></text:p>
                </table:table-cell>
                <table:table-cell table:style-name="Tableau46.C18" office:value-type="string">
                  <text:list xml:id="list214541676724570" text:continue-numbering="true" text:style-name="L1">
                    <text:list-item>
                      <text:p text:style-name="P59"/>
                    </text:list-item>
                  </text:list>
                </table:table-cell>
                <table:table-cell table:style-name="Tableau46.D18" office:value-type="string">
                  <text:list xml:id="list214542764582334" text:continue-numbering="true" text:style-name="L1">
                    <text:list-header>
                      <text:p text:style-name="P59"/>
                    </text:list-header>
                  </text:list>
                </table:table-cell>
                <table:table-cell table:style-name="Tableau46.E18" office:value-type="string">
                  <text:list xml:id="list214542018461461" text:continue-numbering="true" text:style-name="L1">
                    <text:list-item>
                      <text:p text:style-name="P59"/>
                    </text:list-item>
                  </text:list>
                </table:table-cell>
                <table:table-cell table:style-name="Tableau46.F1" office:value-type="string">
                  <text:p text:style-name="P43">m/min</text:p>
                </table:table-cell>
                <table:table-cell table:style-name="Tableau46.G18" office:value-type="string">
                  <text:list xml:id="list214542168105209" text:continue-numbering="true" text:style-name="L1">
                    <text:list-item>
                      <text:p text:style-name="P59"/>
                    </text:list-item>
                  </text:list>
                </table:table-cell>
                <table:table-cell table:style-name="Tableau46.H18" office:value-type="string">
                  <text:list xml:id="list214542634299201" text:continue-numbering="true" text:style-name="L1">
                    <text:list-header>
                      <text:p text:style-name="P59"/>
                    </text:list-header>
                  </text:list>
                </table:table-cell>
                <table:table-cell table:style-name="Tableau46.I19" table:number-rows-spanned="2" office:value-type="string">
                  <text:p text:style-name="P14"/>
                  <text:list xml:id="list3872305079" text:style-name="L21">
                    <text:list-item>
                      <text:p text:style-name="P83"/>
                    </text:list-item>
                  </text:list>
                </table:table-cell>
                <table:table-cell table:style-name="Tableau46.J1" table:number-rows-spanned="2" office:value-type="string">
                  <text:p text:style-name="P40"/>
                  <text:p text:style-name="P40">Temps</text:p>
                </table:table-cell>
              </table:table-row>
              <table:table-row>
                <table:table-cell table:style-name="Tableau46.A1" office:value-type="string">
                  <text:p text:style-name="P35">18</text:p>
                </table:table-cell>
                <table:table-cell table:style-name="Tableau46.A1" office:value-type="string">
                  <text:p text:style-name="P31"><text:span text:style-name="T63">… </text:span><text:span text:style-name="T64">h</text:span><text:span text:style-name="T62">m </text:span><text:span text:style-name="_5f_Symbole"><text:span text:style-name="T63">−</text:span></text:span><text:span text:style-name="T62"> </text:span><text:span text:style-name="T63">… </text:span><text:span text:style-name="T62">m</text:span><text:span text:style-name="T38">3</text:span><text:span text:style-name="T63"> </text:span></text:p>
                </table:table-cell>
                <table:table-cell table:style-name="Tableau46.C19" office:value-type="string">
                  <text:list xml:id="list214542045401486" text:continue-list="list214542634299201" text:style-name="L1">
                    <text:list-item>
                      <text:p text:style-name="P59"/>
                    </text:list-item>
                  </text:list>
                </table:table-cell>
                <table:table-cell table:style-name="Tableau46.D19" office:value-type="string">
                  <text:list xml:id="list214542034981880" text:continue-numbering="true" text:style-name="L1">
                    <text:list-header>
                      <text:p text:style-name="P59"/>
                    </text:list-header>
                  </text:list>
                </table:table-cell>
                <table:table-cell table:style-name="Tableau46.E19" office:value-type="string">
                  <text:list xml:id="list214541738163258" text:continue-numbering="true" text:style-name="L1">
                    <text:list-item>
                      <text:p text:style-name="P59"/>
                    </text:list-item>
                  </text:list>
                </table:table-cell>
                <table:table-cell table:style-name="Tableau46.F1" office:value-type="string">
                  <text:p text:style-name="P43">€/kg</text:p>
                </table:table-cell>
                <table:table-cell table:style-name="Tableau46.G19" office:value-type="string">
                  <text:list xml:id="list214542284434511" text:continue-numbering="true" text:style-name="L1">
                    <text:list-item>
                      <text:p text:style-name="P59"/>
                    </text:list-item>
                  </text:list>
                </table:table-cell>
                <table:table-cell table:style-name="Tableau46.H19" office:value-type="string">
                  <text:list xml:id="list214543305112674" text:continue-numbering="true" text:style-name="L1">
                    <text:list-header>
                      <text:p text:style-name="P59"/>
                    </text:list-header>
                  </text:list>
                </table:table-cell>
                <table:covered-table-cell/>
                <table:covered-table-cell/>
              </table:table-row>
              <table:table-row>
                <table:table-cell table:style-name="Tableau46.A1" office:value-type="string">
                  <text:p text:style-name="P35">19</text:p>
                </table:table-cell>
                <table:table-cell table:style-name="Tableau46.A1" office:value-type="string">
                  <text:p text:style-name="P36"><text:span text:style-name="T56">… </text:span><text:span text:style-name="T58">k</text:span><text:span text:style-name="T57">m : </text:span><text:span text:style-name="T56"><text:s/>… </text:span><text:span text:style-name="T58">h</text:span></text:p>
                </table:table-cell>
                <table:table-cell table:style-name="Tableau46.C20" office:value-type="string">
                  <text:list xml:id="list214543264507116" text:continue-numbering="true" text:style-name="L1">
                    <text:list-item>
                      <text:p text:style-name="P59"/>
                    </text:list-item>
                  </text:list>
                </table:table-cell>
                <table:table-cell table:style-name="Tableau46.D20" office:value-type="string">
                  <text:list xml:id="list214541814357873" text:continue-numbering="true" text:style-name="L1">
                    <text:list-header>
                      <text:p text:style-name="P59"/>
                    </text:list-header>
                  </text:list>
                </table:table-cell>
                <table:table-cell table:style-name="Tableau46.E20" office:value-type="string">
                  <text:list xml:id="list214543574281291" text:continue-numbering="true" text:style-name="L1">
                    <text:list-item>
                      <text:p text:style-name="P59"/>
                    </text:list-item>
                  </text:list>
                </table:table-cell>
                <table:table-cell table:style-name="Tableau46.F1" office:value-type="string">
                  <text:p text:style-name="P43">km/h</text:p>
                </table:table-cell>
                <table:table-cell table:style-name="Tableau46.G20" office:value-type="string">
                  <text:list xml:id="list214542430310090" text:continue-numbering="true" text:style-name="L1">
                    <text:list-item>
                      <text:p text:style-name="P59"/>
                    </text:list-item>
                  </text:list>
                </table:table-cell>
                <table:table-cell table:style-name="Tableau46.H20" office:value-type="string">
                  <text:list xml:id="list214542708215708" text:continue-numbering="true" text:style-name="L1">
                    <text:list-header>
                      <text:p text:style-name="P59"/>
                    </text:list-header>
                  </text:list>
                </table:table-cell>
                <table:table-cell table:style-name="Tableau46.I21" table:number-rows-spanned="2" office:value-type="string">
                  <text:p text:style-name="P14"/>
                  <text:list xml:id="list2641762489" text:style-name="L22">
                    <text:list-item>
                      <text:p text:style-name="P84"/>
                    </text:list-item>
                  </text:list>
                </table:table-cell>
                <table:table-cell table:style-name="Tableau46.J1" table:number-rows-spanned="2" office:value-type="string">
                  <text:p text:style-name="P40"/>
                  <text:p text:style-name="P40">Prix au kilogramme</text:p>
                </table:table-cell>
              </table:table-row>
              <table:table-row>
                <table:table-cell table:style-name="Tableau46.A1" office:value-type="string">
                  <text:p text:style-name="P35">20</text:p>
                </table:table-cell>
                <table:table-cell table:style-name="Tableau46.A1" office:value-type="string">
                  <text:p text:style-name="P36"><text:span text:style-name="T56">… </text:span><text:span text:style-name="T58">L</text:span><text:span text:style-name="T57"> : </text:span><text:span text:style-name="T56"><text:s/>… </text:span><text:span text:style-name="T58">s</text:span></text:p>
                </table:table-cell>
                <table:table-cell table:style-name="Tableau46.C21" office:value-type="string">
                  <text:list xml:id="list214542245205782" text:continue-list="list214542708215708" text:style-name="L1">
                    <text:list-item>
                      <text:p text:style-name="P59"/>
                    </text:list-item>
                  </text:list>
                </table:table-cell>
                <table:table-cell table:style-name="Tableau46.D21" office:value-type="string">
                  <text:list xml:id="list214542495219358" text:continue-numbering="true" text:style-name="L1">
                    <text:list-header>
                      <text:p text:style-name="P59"/>
                    </text:list-header>
                  </text:list>
                </table:table-cell>
                <table:table-cell table:style-name="Tableau46.E22" table:number-rows-spanned="2" office:value-type="string">
                  <text:p text:style-name="P48"/>
                  <text:list xml:id="list3114062471" text:style-name="L23">
                    <text:list-item>
                      <text:p text:style-name="P70"/>
                    </text:list-item>
                  </text:list>
                </table:table-cell>
                <table:table-cell table:style-name="Tableau46.F1" table:number-rows-spanned="2" office:value-type="string">
                  <text:p text:style-name="P40"/>
                  <text:p text:style-name="P40">h</text:p>
                </table:table-cell>
                <table:table-cell table:style-name="Tableau46.G22" table:number-rows-spanned="2" office:value-type="string">
                  <text:p text:style-name="P48"/>
                  <text:list xml:id="list3858267524" text:style-name="L24">
                    <text:list-item>
                      <text:p text:style-name="P71"/>
                    </text:list-item>
                  </text:list>
                </table:table-cell>
                <table:table-cell table:style-name="Tableau46.H21" office:value-type="string">
                  <text:list xml:id="list214542829728160" text:continue-list="list214542495219358" text:style-name="L1">
                    <text:list-header>
                      <text:p text:style-name="P59"/>
                    </text:list-header>
                  </text:list>
                </table:table-cell>
                <table:covered-table-cell/>
                <table:covered-table-cell/>
              </table:table-row>
              <table:table-row>
                <table:table-cell table:style-name="Tableau46.A1" office:value-type="string">
                  <text:p text:style-name="P35">21</text:p>
                </table:table-cell>
                <table:table-cell table:style-name="Tableau46.A1" office:value-type="string">
                  <text:p text:style-name="P36"><text:span text:style-name="T56">… </text:span><text:span text:style-name="T58">€</text:span><text:span text:style-name="T57"> : </text:span><text:span text:style-name="T56"><text:s/>… </text:span><text:span text:style-name="T58">kg</text:span></text:p>
                </table:table-cell>
                <table:table-cell table:style-name="Tableau46.C22" office:value-type="string">
                  <text:list xml:id="list214542582291133" text:continue-numbering="true" text:style-name="L1">
                    <text:list-item>
                      <text:p text:style-name="P59"/>
                    </text:list-item>
                  </text:list>
                </table:table-cell>
                <table:table-cell table:style-name="Tableau46.D22" office:value-type="string">
                  <text:list xml:id="list214542753947189" text:continue-numbering="true" text:style-name="L1">
                    <text:list-header>
                      <text:p text:style-name="P59"/>
                    </text:list-header>
                  </text:list>
                </table:table-cell>
                <table:covered-table-cell/>
                <table:covered-table-cell/>
                <table:covered-table-cell/>
                <table:table-cell table:style-name="Tableau46.H22" office:value-type="string">
                  <text:list xml:id="list214543492678484" text:continue-numbering="true" text:style-name="L1">
                    <text:list-header>
                      <text:p text:style-name="P59"/>
                    </text:list-header>
                  </text:list>
                </table:table-cell>
                <table:table-cell table:style-name="Tableau46.I23" table:number-rows-spanned="2" office:value-type="string">
                  <text:p text:style-name="P14"/>
                  <text:list xml:id="list766682011" text:style-name="L25">
                    <text:list-item>
                      <text:p text:style-name="P85"/>
                    </text:list-item>
                  </text:list>
                </table:table-cell>
                <table:table-cell table:style-name="Tableau46.J1" table:number-rows-spanned="2" office:value-type="string">
                  <text:p text:style-name="P44"/>
                  <text:p text:style-name="P44">Grammage</text:p>
                </table:table-cell>
              </table:table-row>
              <table:table-row>
                <table:table-cell table:style-name="Tableau46.A1" office:value-type="string">
                  <text:p text:style-name="P37">22</text:p>
                </table:table-cell>
                <table:table-cell table:style-name="Tableau46.A1" office:value-type="string">
                  <text:p text:style-name="P36"><text:span text:style-name="T56">… </text:span><text:span text:style-name="T58">g</text:span><text:span text:style-name="T57"> : </text:span><text:span text:style-name="T56"><text:s/>… </text:span><text:span text:style-name="T57">m</text:span><text:span text:style-name="T37">2</text:span></text:p>
                </table:table-cell>
                <table:table-cell table:style-name="Tableau46.C23" office:value-type="string">
                  <text:list xml:id="list214541615681209" text:continue-list="list214543492678484" text:style-name="L1">
                    <text:list-item>
                      <text:p text:style-name="P59"/>
                    </text:list-item>
                  </text:list>
                </table:table-cell>
                <table:table-cell table:style-name="Tableau46.D23" office:value-type="string">
                  <text:list xml:id="list214542290599060" text:continue-numbering="true" text:style-name="L1">
                    <text:list-header>
                      <text:p text:style-name="P59"/>
                    </text:list-header>
                  </text:list>
                </table:table-cell>
                <table:table-cell table:style-name="Tableau46.E24" table:number-rows-spanned="2" office:value-type="string">
                  <text:p text:style-name="P14"/>
                  <text:list xml:id="list348450122" text:style-name="L26">
                    <text:list-item>
                      <text:p text:style-name="P86"/>
                    </text:list-item>
                  </text:list>
                </table:table-cell>
                <table:table-cell table:style-name="Tableau46.F1" table:number-rows-spanned="2" office:value-type="string">
                  <text:p text:style-name="P41"/>
                  <text:p text:style-name="P41"><text:span text:style-name="T58">L</text:span><text:span text:style-name="T56">/</text:span><text:span text:style-name="T58">s</text:span></text:p>
                </table:table-cell>
                <table:table-cell table:style-name="Tableau46.G24" table:number-rows-spanned="2" office:value-type="string">
                  <text:p text:style-name="P48"/>
                  <text:list xml:id="list4199683670" text:style-name="L27">
                    <text:list-item>
                      <text:p text:style-name="P72"/>
                    </text:list-item>
                  </text:list>
                </table:table-cell>
                <table:table-cell table:style-name="Tableau46.H23" office:value-type="string">
                  <text:list xml:id="list214541594345325" text:continue-list="list214542290599060" text:style-name="L1">
                    <text:list-header>
                      <text:p text:style-name="P59"/>
                    </text:list-header>
                  </text:list>
                </table:table-cell>
                <table:covered-table-cell/>
                <table:covered-table-cell/>
              </table:table-row>
              <table:table-row>
                <table:table-cell table:style-name="Tableau46.A1" office:value-type="string">
                  <text:p text:style-name="P37">23</text:p>
                </table:table-cell>
                <table:table-cell table:style-name="Tableau46.A1" office:value-type="string">
                  <text:p text:style-name="P36"><text:span text:style-name="T56">… </text:span><text:span text:style-name="T58">g</text:span><text:span text:style-name="T57"> : </text:span><text:span text:style-name="T56"><text:s/>… </text:span><text:span text:style-name="T58">€/kg</text:span></text:p>
                </table:table-cell>
                <table:table-cell table:style-name="Tableau46.C24" office:value-type="string">
                  <text:list xml:id="list214542317488803" text:continue-numbering="true" text:style-name="L1">
                    <text:list-item>
                      <text:p text:style-name="P59"/>
                    </text:list-item>
                  </text:list>
                </table:table-cell>
                <table:table-cell table:style-name="Tableau46.D24" office:value-type="string">
                  <text:list xml:id="list214543465280098" text:continue-numbering="true" text:style-name="L1">
                    <text:list-header>
                      <text:p text:style-name="P59"/>
                    </text:list-header>
                  </text:list>
                </table:table-cell>
                <table:covered-table-cell/>
                <table:covered-table-cell/>
                <table:covered-table-cell/>
                <table:table-cell table:style-name="Tableau46.H24" office:value-type="string">
                  <text:list xml:id="list214542382525902" text:continue-numbering="true" text:style-name="L1">
                    <text:list-header>
                      <text:p text:style-name="P59"/>
                    </text:list-header>
                  </text:list>
                </table:table-cell>
                <table:table-cell table:style-name="Tableau46.I25" table:number-rows-spanned="2" office:value-type="string">
                  <text:p text:style-name="P14"/>
                  <text:list xml:id="list2124145108" text:style-name="L28">
                    <text:list-item>
                      <text:p text:style-name="P87"/>
                    </text:list-item>
                  </text:list>
                </table:table-cell>
                <table:table-cell table:style-name="Tableau46.J1" table:number-rows-spanned="2" office:value-type="string">
                  <text:p text:style-name="P41"/>
                  <text:p text:style-name="P45">Densité</text:p>
                </table:table-cell>
              </table:table-row>
              <table:table-row>
                <table:table-cell table:style-name="Tableau46.A1" office:value-type="string">
                  <text:p text:style-name="P34">24</text:p>
                </table:table-cell>
                <table:table-cell table:style-name="Tableau46.A1" office:value-type="string">
                  <text:p text:style-name="P33"><text:span text:style-name="T56">… </text:span><text:span text:style-name="T57">m</text:span><text:span text:style-name="T39">3</text:span><text:span text:style-name="T56"> </text:span><text:span text:style-name="T57"><text:s/></text:span><text:span text:style-name="T56">× … </text:span><text:span text:style-name="T58">€/ </text:span><text:span text:style-name="T57">m</text:span><text:span text:style-name="T39">3</text:span></text:p>
                </table:table-cell>
                <table:table-cell table:style-name="Tableau46.C25" office:value-type="string">
                  <text:list xml:id="list214541742961973" text:continue-list="list214542382525902" text:style-name="L1">
                    <text:list-item>
                      <text:p text:style-name="P73"/>
                    </text:list-item>
                  </text:list>
                </table:table-cell>
                <table:table-cell table:style-name="Tableau46.D25" office:value-type="string">
                  <text:list xml:id="list214542279036064" text:continue-numbering="true" text:style-name="L1">
                    <text:list-header>
                      <text:p text:style-name="P73"/>
                    </text:list-header>
                  </text:list>
                </table:table-cell>
                <table:table-cell table:style-name="Tableau46.E25" office:value-type="string">
                  <text:list xml:id="list214542773191923" text:continue-numbering="true" text:style-name="L1">
                    <text:list-item>
                      <text:p text:style-name="P73"/>
                    </text:list-item>
                  </text:list>
                </table:table-cell>
                <table:table-cell table:style-name="Tableau46.F1" office:value-type="string">
                  <text:p text:style-name="P38">Ce calcul a un sens, mais ne peut être effectué qu’après conversion.</text:p>
                </table:table-cell>
                <table:table-cell table:style-name="Tableau46.G25" office:value-type="string">
                  <text:list xml:id="list214542032426829" text:continue-numbering="true" text:style-name="L1">
                    <text:list-item>
                      <text:p text:style-name="P73"/>
                    </text:list-item>
                  </text:list>
                </table:table-cell>
                <table:table-cell table:style-name="Tableau46.H25" office:value-type="string">
                  <text:list xml:id="list214542834125692" text:continue-numbering="true" text:style-name="L1">
                    <text:list-header>
                      <text:p text:style-name="P73"/>
                    </text:list-header>
                  </text:list>
                </table:table-cell>
                <table:covered-table-cell/>
                <table:covered-table-cell/>
              </table:table-row>
            </table:table>
            <text:p text:style-name="P30"><text:span text:style-name="Character_5f_20_5f_style"/></text:p>
            <text:list xml:id="list214542676411869" text:continue-list="list2309331678" text:style-name="_5f_Numérotation_20_des_20_exercices_20_livrets">
              <text:list-item>
                <text:h text:style-name="P102" text:outline-level="1"><text:span text:style-name="Character_5f_20_5f_style">Un aquarium contient 18000 L d'eau, le prix de l'eau étant de 1,50 €/m³</text:span><text:span text:style-name="livret"><text:span text:style-name="T20">.</text:span></text:span></text:h>
              </text:list-item>
            </text:list>
            <text:p text:style-name="P29"><text:span text:style-name="livret">Combien coûte la quantité d’eau contenue dans ce réservoir ?</text:span></text:p>
            <text:p text:style-name="P21"><text:span text:style-name="_5f_pointillés_20_gris">………………………………………………………………</text:span></text:p>
            <text:p text:style-name="P21"><text:span text:style-name="_5f_pointillés_20_gris">………………………………………………………………</text:span></text:p>
            <text:p text:style-name="P21"><text:span text:style-name="_5f_pointillés_20_gris">………………………………………………………………</text:span></text:p>
            <text:list xml:id="list214541605614906" text:continue-numbering="true" text:style-name="_5f_Numérotation_20_des_20_exercices_20_livrets">
              <text:list-item>
                <text:h text:style-name="_5f_Titre_20_d_27_exercices_20_livret_20_sans_20_titre" text:outline-level="1"><text:span text:style-name="livret">660 km séparent Paris de Marseille. Sur une carte, on mesure </text:span><text:span text:style-name="livret"><text:span text:style-name="T59">l</text:span></text:span><text:span text:style-name="livret"><text:span text:style-name="T28">a distance entre ces deux villes : 12 cm.</text:span></text:span></text:h>
              </text:list-item>
            </text:list>
            <text:p text:style-name="P25"><text:span text:style-name="livret">Combien de fois la carte réduit-elle la distance réelle ?</text:span></text:p>
            <text:p text:style-name="P21"><text:span text:style-name="_5f_pointillés_20_gris">………………………………………………………………</text:span></text:p>
            <text:p text:style-name="P21"><text:span text:style-name="_5f_pointillés_20_gris">………………………………………………………………</text:span></text:p>
            <text:list xml:id="list214543103323900" text:continue-numbering="true" text:style-name="_5f_Numérotation_20_des_20_exercices_20_livrets">
              <text:list-item>
                <text:h text:style-name="_5f_Titre_20_d_27_exercices_20_livret_20_sans_20_titre" text:outline-level="1"><text:span text:style-name="livret">Un parquet flottant est composé de lattes rectangulaires de 1,40 m par 25 cm. </text:span></text:h>
                <text:list>
                  <text:list-item>
                    <text:p text:style-name="_5f_Paragraphe_20_énoncé_20_après_20_numéro"><text:span text:style-name="livret">Quelle est l’aire d’une latte ?</text:span></text:p>
                  </text:list-item>
                </text:list>
              </text:list-item>
            </text:list>
            <text:p text:style-name="P21"><text:span text:style-name="_5f_pointillés_20_gris"><text:span text:style-name="T28">………………………………………………………………</text:span></text:span></text:p>
            <text:list xml:id="list214542404888566" text:continue-numbering="true" text:style-name="_5f_Numérotation_20_des_20_exercices_20_livrets">
              <text:list-item>
                <text:list>
                  <text:list-item>
                    <text:p text:style-name="_5f_Paragraphe_20_énoncé_20_après_20_numéro"><text:span text:style-name="livret">Si la pièce à recouvrir est un rectangle de<text:line-break/> 70 m², combien de lattes seront nécessaires ?</text:span></text:p>
                  </text:list-item>
                </text:list>
              </text:list-item>
            </text:list>
            <text:p text:style-name="FILET_5f_POINTILLE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</text:span></text:p>
            <text:list xml:id="list214543214358709" text:continue-numbering="true" text:style-name="_5f_Numérotation_20_des_20_exercices_20_livrets">
              <text:list-item>
                <text:h text:style-name="P101" text:outline-level="1"><text:span text:style-name="T60">J</text:span>e fais un pas et je parcours alors 80 cm. </text:h>
              </text:list-item>
            </text:list>
            <text:p text:style-name="_5f_Paragraphe_20_livret_20_"><text:span text:style-name="livret"><text:span text:style-name="T28">Si j’en fais 30, quelle est la distance parcourue </text:span></text:span><text:span text:style-name="livret"><text:span text:style-name="T29">en mètre</text:span></text:span><text:span text:style-name="livret"><text:span text:style-name="T31">s</text:span></text:span><text:span text:style-name="livret"><text:span text:style-name="T29"> </text:span></text:span><text:span text:style-name="livret"><text:span text:style-name="T28">?</text:span></text:span></text:p>
            <text:p text:style-name="P22"><text:span text:style-name="_5f_pointillés_20_gris">………………………………………………………………</text:span></text:p>
            <text:p text:style-name="P22"><text:span text:style-name="_5f_pointillés_20_gris">………………………………………………………………</text:span></text:p>
            <text:list xml:id="list214542351665087" text:continue-numbering="true" text:style-name="_5f_Numérotation_20_des_20_exercices_20_livrets">
              <text:list-item>
                <text:h text:style-name="_5f_Titre_20_d_27_exercices_20_livret_20_sans_20_titre" text:outline-level="1"><text:span text:style-name="livret">Un bassin de 10 000 L est rempli d’eau. Deux mois plus tard, du fait de l’évaporation, </text:span><text:span text:style-name="livret"><text:span text:style-name="T30">i</text:span></text:span><text:span text:style-name="livret"><text:span text:style-name="T28">l ne reste, à l’intérieur, plus que 370 L d’eau.</text:span></text:span></text:h>
              </text:list-item>
            </text:list>
            <text:p text:style-name="P27"><text:span text:style-name="livret">Quel volume d’eau s’est évaporé ?</text:span></text:p>
            <text:p text:style-name="P22"><text:span text:style-name="_5f_pointillés_20_gris">………………………………………………………………</text:span></text:p>
            <text:p text:style-name="P23"><text:span text:style-name="_5f_pointillés_20_gris">………………………………………………………………</text:span></text:p>
            <text:list xml:id="list214543113388572" text:continue-numbering="true" text:style-name="_5f_Numérotation_20_des_20_exercices_20_livrets">
              <text:list-item>
                <text:h text:style-name="_5f_Titre_20_d_27_exercices_20_livret_20_sans_20_titre" text:outline-level="1"><text:span text:style-name="livret"><text:span text:style-name="T60">P</text:span></text:span><text:span text:style-name="livret">our réaliser la housse d’un coussin, découper dans un tissu un carré de 45 cm de côté </text:span><text:span text:style-name="livret"><text:span text:style-name="T28">en prévoyant 25 mm de plus tout autour pour les ourlets. </text:span></text:span></text:h>
              </text:list-item>
            </text:list>
            <text:p text:style-name="P28"><text:span text:style-name="livret">Quelle est la longueur du côté du carré à découper (ourlets compris) ?</text:span></text:p>
            <text:p text:style-name="P24"><text:span text:style-name="_5f_pointillés_20_gris">………………………………………………………………</text:span></text:p>
            <text:p text:style-name="P24"><text:span text:style-name="_5f_pointillés_20_gris">………………………………………………………………</text:span></text:p>
            <text:p text:style-name="P24"><text:span text:style-name="_5f_pointillés_20_gris">………………………………………………………………</text:span></text:p>
            <text:list xml:id="list214542992443084" text:continue-numbering="true" text:style-name="_5f_Numérotation_20_des_20_exercices_20_livrets">
              <text:list-item>
                <text:h text:style-name="P100" text:outline-level="1">Vitesses comparées</text:h>
                <text:list>
                  <text:list-item>
                    <text:p text:style-name="_5f_Paragraphe_20_énoncé_20_après_20_numéro">Un <text:span text:style-name="T65">f</text:span>erry navigue pendant 4 h et parcourt 50 km. <text:span text:style-name="Police_20_par_20_défaut"><text:span text:style-name="T26">Quelle est sa vitesse (nombre de km parcourus en 1 h) ? </text:span></text:span></text:p>
                  </text:list-item>
                </text:list>
              </text:list-item>
            </text:list>
            <text:p text:style-name="FILET_5f_POINTILLES"><text:span text:style-name="Police_20_par_20_défaut">…………………………………………………………………………………………………………………………………...</text:span></text:p>
            <text:list xml:id="list214542081230828" text:continue-numbering="true" text:style-name="_5f_Numérotation_20_des_20_exercices_20_livrets">
              <text:list-item>
                <text:list>
                  <text:list-item>
                    <text:p text:style-name="_5f_Paragraphe_20_énoncé_20_après_20_numéro">Un escargot parcourt 20 m en 4 min.<text:span text:style-name="T25">Quelle est sa vitesse ?</text:span></text:p>
                  </text:list-item>
                </text:list>
              </text:list-item>
            </text:list>
            <text:p text:style-name="FILET_5f_POINTILLES">…………………………………………………………………………………………………………………………………..</text:p>
            <text:list xml:id="list214543297116301" text:continue-numbering="true" text:style-name="_5f_Numérotation_20_des_20_exercices_20_livrets">
              <text:list-item>
                <text:list>
                  <text:list-item>
                    <text:p text:style-name="_5f_Paragraphe_20_énoncé_20_après_20_numéro"><text:span text:style-name="livret">Compare les </text:span><text:span text:style-name="livret"><text:span text:style-name="T24">deux</text:span></text:span><text:span text:style-name="livret"> vitesses obtenues.</text:span></text:p>
                  </text:list-item>
                </text:list>
              </text:list-item>
            </text:list>
            <text:p text:style-name="FILET_5f_POINTILLES"><text:span text:style-name="_5f_pointillés_20_gris">……………………………………………………………………………………………………………………………………</text:span></text:p>
            <text:list xml:id="list214543284326756" text:continue-numbering="true" text:style-name="_5f_Numérotation_20_des_20_exercices_20_livrets">
              <text:list-item>
                <text:h text:style-name="P101" text:outline-level="1"><text:span text:style-name="livret">Un menuisier dispose de planches de 3 m de long. Il souhaite découper des morceaux de 40 cm de long pour fabriquer des cadres.</text:span></text:h>
              </text:list-item>
            </text:list>
            <text:p text:style-name="_5f_Paragraphe_20_livret_20_"><text:span text:style-name="livret">Combien de morceaux peut-il obtenir dans une planche ?</text:span></text:p>
            <text:p text:style-name="P20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</text:span></text:p>
            <text:list xml:id="list214543088955008" text:continue-numbering="true" text:style-name="_5f_Numérotation_20_des_20_exercices_20_livrets">
              <text:list-item>
                <text:p text:style-name="_5f_Paragraphe_20_énoncé_20_après_20_numéro"><text:span text:style-name="livret">Une piscine a une surface de 50 m². On souhaite obtenir une hauteur d’eau de 1,70 m.</text:span></text:p>
              </text:list-item>
            </text:list>
            <text:p text:style-name="P26"><text:span text:style-name="livret">Quel volume d’eau contiendra alors la piscine ?</text:span></text:p>
            <text:p text:style-name="P20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</text:span></text:p>
            <text:list xml:id="list214542380236011" text:continue-numbering="true" text:style-name="_5f_Numérotation_20_des_20_exercices_20_livrets">
              <text:list-item>
                <text:h text:style-name="_5f_Titre_20_d_27_exercices_20_livret_20_sans_20_titre" text:outline-level="1"><text:span text:style-name="livret">Des fraises sont affichées à 14,40 € le kg.</text:span></text:h>
              </text:list-item>
            </text:list>
            <text:p text:style-name="P26"><text:span text:style-name="livret">Prune en achète 700 g. Combien va-t-elle payer ?</text:span></text:p>
            <text:p text:style-name="FILET_5f_POINTILLES"><text:span text:style-name="_5f_pointillés_20_gris">……………………………………………………………………………………………………………………………………</text:span></text:p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Bitstream Vera Sans2" svg:font-family="'Bitstream Vera Sans'" style:font-adornments="Norm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Bitstream Vera Sans6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7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Century Gothic" svg:font-family="'Century Gothic'" style:font-family-generic="swiss" style:font-pitch="variable"/>
    <style:font-face style:name="Times New Roman1" svg:font-family="'Times New Roman'" style:font-family-generic="swiss" style:font-pitch="variable"/>
    <style:font-face style:name="Bitstream Vera Sans8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8358BC09E866CC53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fill-image draw:name="Marble" xlink:href="Pictures/100000000000005E0000005EACD32FBA6E785776.png" xlink:type="simple" xlink:show="embed" xlink:actuate="onLoad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11cm" draw:dots2="1" draw:dots2-length="0.011cm" draw:distance="0.011cm"/>
    <draw:stroke-dash draw:name="Dash_20_7404" draw:display-name="Dash 7404" draw:style="rect" draw:dots1="1" draw:dots1-length="0.011cm" draw:dots2="1" draw:dots2-length="0.011cm" draw:distance="0.011cm"/>
    <draw:stroke-dash draw:name="Dash_20_7405" draw:display-name="Dash 7405" draw:style="rect" draw:dots1="1" draw:dots1-length="0.011cm" draw:dots2="1" draw:dots2-length="0.011cm" draw:distance="0.011cm"/>
    <draw:stroke-dash draw:name="Dash_20_7406" draw:display-name="Dash 7406" draw:style="rect" draw:dots1="1" draw:dots1-length="0.011cm" draw:dots2="1" draw:dots2-length="0.011cm" draw:distance="0.011cm"/>
    <draw:stroke-dash draw:name="Dash_20_7407" draw:display-name="Dash 7407" draw:style="rect" draw:dots1="1" draw:dots1-length="0.011cm" draw:dots2="1" draw:dots2-length="0.011cm" draw:distance="0.011cm"/>
    <draw:stroke-dash draw:name="Dash_20_7408" draw:display-name="Dash 7408" draw:style="rect" draw:dots1="1" draw:dots1-length="0.011cm" draw:dots2="1" draw:dots2-length="0.011cm" draw:distance="0.011cm"/>
    <draw:stroke-dash draw:name="Dash_20_7409" draw:display-name="Dash 7409" draw:style="rect" draw:dots1="1" draw:dots1-length="0.011cm" draw:dots2="1" draw:dots2-length="0.011cm" draw:distance="0.011cm"/>
    <draw:stroke-dash draw:name="Dash_20_7410" draw:display-name="Dash 7410" draw:style="rect" draw:dots1="1" draw:dots1-length="0.011cm" draw:dots2="1" draw:dots2-length="0.011cm" draw:distance="0.011cm"/>
    <draw:stroke-dash draw:name="Dash_20_7411" draw:display-name="Dash 7411" draw:style="rect" draw:dots1="1" draw:dots1-length="0.011cm" draw:dots2="1" draw:dots2-length="0.011cm" draw:distance="0.011cm"/>
    <draw:stroke-dash draw:name="Dash_20_7412" draw:display-name="Dash 7412" draw:style="rect" draw:dots1="1" draw:dots1-length="0.011cm" draw:dots2="1" draw:dots2-length="0.011cm" draw:distance="0.011cm"/>
    <draw:stroke-dash draw:name="Dash_20_7413" draw:display-name="Dash 7413" draw:style="rect" draw:dots1="1" draw:dots1-length="0.011cm" draw:dots2="1" draw:dots2-length="0.011cm" draw:distance="0.011cm"/>
    <draw:stroke-dash draw:name="Dash_20_7414" draw:display-name="Dash 7414" draw:style="rect" draw:dots1="1" draw:dots1-length="0.011cm" draw:dots2="1" draw:dots2-length="0.011cm" draw:distance="0.011cm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4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3" fo:font-family="'Bitstream Vera Sans'" style:font-style-name="Oblique" style:font-family-generic="swiss" style:font-pitch="variable" fo:font-size="10pt" fo:font-style="normal" fo:font-weight="bold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4" fo:font-family="'Bitstream Vera Sans'" style:font-style-name="Roman" style:font-family-generic="swiss" style:font-pitch="variable" fo:font-size="9pt" fo:background-color="transparent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7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4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4" fo:font-family="'Bitstream Vera Sans'" style:font-style-name="Roman" style:font-family-generic="swiss" style:font-pitch="variable" fo:font-size="10pt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4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1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4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4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5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1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6" fo:font-family="'Bitstream Vera Sans'" style:font-family-generic="roman" style:font-pitch="variable" fo:font-size="10pt" fo:language="fr" fo:country="FR" style:letter-kerning="true" style:font-name-asian="Bitstream Vera Sans8" style:font-family-asian="'Bitstream Vera Sans'" style:font-family-generic-asian="system" style:font-pitch-asian="variable" style:font-size-asian="10pt" style:language-asian="zh" style:country-asian="CN" style:font-name-complex="Bitstream Vera Sans8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6" fo:font-family="'Bitstream Vera Sans'" style:font-family-generic="roman" style:font-pitch="variable" fo:font-size="10pt" fo:language="fr" fo:country="FR" style:letter-kerning="true" style:font-name-asian="Bitstream Vera Sans8" style:font-family-asian="'Bitstream Vera Sans'" style:font-family-generic-asian="system" style:font-pitch-asian="variable" style:font-size-asian="10pt" style:language-asian="zh" style:country-asian="CN" style:font-name-complex="Bitstream Vera Sans8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_5f_paragrpahe_20_réponse_20_élève_20_livret" style:display-name="_paragrpahe réponse élève livret" style:family="paragraph" style:parent-style-name="_5f_paragraphre_20_fiche_20__20_livret" style:master-page-name="">
      <style:paragraph-properties fo:margin-top="0cm" fo:margin-bottom="0cm" style:contextual-spacing="false" style:line-height-at-least="0.6cm" style:page-number="auto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99ccf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>
      <loext:graphic-properties draw:fill="none" draw:fill-color="#99ccff"/>
      <style:paragraph-properties fo:margin-left="0cm" fo:margin-right="0cm" fo:margin-top="0.199cm" fo:margin-bottom="0.199cm" style:contextual-spacing="false" fo:text-align="justify" style:justify-single-word="false" fo:text-indent="0cm" style:auto-text-indent="false" fo:background-color="transparent" fo:padding="0cm" fo:border="none"/>
      <style:text-properties style:use-window-font-color="true" loext:opacity="0%" fo:font-size="9pt" fo:font-style="normal" fo:font-weight="norm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line-height="0.445cm" fo:text-indent="0cm" style:auto-text-indent="false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_5f_consignes_20_exercices_20_livret" style:display-name="_consignes exercices livret" style:family="paragraph" style:parent-style-name="_5f_Titre_20_d_27_exercices_20_livret">
      <style:text-properties fo:font-style="normal"/>
    </style:style>
    <style:style style:name="_5f_Contenu_5f_tableau_5f_cahier" style:display-name="_Contenu_tableau_cahier" style:family="paragraph" style:master-page-name="">
      <loext:graphic-properties draw:fill="none" draw:fill-color="#99ccff"/>
      <style:paragraph-properties fo:margin-top="0cm" fo:margin-bottom="0cm" style:contextual-spacing="false" style:page-number="auto" fo:background-color="transparent"/>
      <style:text-properties style:font-name="Bitstream Vera Sans2" fo:font-family="'Bitstream Vera Sans'" style:font-style-name="Normal" style:font-family-generic="swiss" fo:font-size="10pt" fo:font-style="normal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style:font-name="Century Gothic" fo:font-family="'Century Gothic'" style:font-family-generic="swiss" style:font-pitch="variable" fo:font-size="12pt" style:font-size-asian="12pt"/>
    </style:style>
    <style:style style:name="_5f_Numéros_20_exercices_20_livret" style:display-name="_Numéros exercices livret" style:family="text">
      <style:text-properties fo:color="#ffffff" loext:opacity="100%" style:font-name="Bitstream Vera Sans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corps" style:family="text">
      <style:text-properties style:font-name="Bitstream Vera Sans4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7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numéros" style:display-name="_numéros" style:family="text" style:parent-style-name="corps">
      <style:text-properties fo:color="#ffffff" loext:opacity="100%" style:font-name="Bitstream Vera Sans4" fo:font-family="'Bitstream Vera Sans'" style:font-style-name="Roman" style:font-family-generic="swiss" style:font-pitch="variable" fo:font-size="11pt" fo:font-weight="bold" fo:background-color="#00000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rrection" style:display-name="_correction" style:family="text" loext:hidden="true" style:hidden="true">
      <style:text-properties style:font-name="Bitstream Vera Sans6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ListLabel_20_10" style:display-name="ListLabel 10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6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6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Default_20_Paragraph_20_Font" style:display-name="Default Paragraph Font" style:family="text">
      <style:text-properties style:font-name="Bitstream Vera Sans4" fo:font-family="'Bitstream Vera Sans'" style:font-style-name="Roman" style:font-family-generic="swiss" style:font-pitch="variable" fo:font-size="11pt" style:font-size-asian="10.5pt"/>
    </style:style>
    <style:style style:name="livret" style:family="text">
      <style:text-properties fo:color="#000000" loext:opacity="100%" style:font-name="Bitstream Vera Sans4" fo:font-family="'Bitstream Vera Sans'" style:font-style-name="Roman" style:font-family-generic="swiss" style:font-pitch="variable" fo:font-size="10pt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ListLabel_20_20" style:display-name="ListLabel 20" style:family="text">
      <style:text-properties style:font-name-complex="Bitstream Vera Sans8" style:font-family-complex="'Bitstream Vera Sans'" style:font-family-generic-complex="system" style:font-pitch-complex="variable"/>
    </style:style>
    <style:style style:name="ListLabel_20_21" style:display-name="ListLabel 21" style:family="text">
      <style:text-properties style:font-name-complex="Bitstream Vera Sans8" style:font-family-complex="'Bitstream Vera Sans'" style:font-family-generic-complex="system" style:font-pitch-complex="variable"/>
    </style:style>
    <style:style style:name="ListLabel_20_22" style:display-name="ListLabel 22" style:family="text">
      <style:text-properties style:font-name-complex="Bitstream Vera Sans8" style:font-family-complex="'Bitstream Vera Sans'" style:font-family-generic-complex="system" style:font-pitch-complex="variable"/>
    </style:style>
    <style:style style:name="ListLabel_20_23" style:display-name="ListLabel 23" style:family="text">
      <style:text-properties style:font-name-complex="Bitstream Vera Sans8" style:font-family-complex="'Bitstream Vera Sans'" style:font-family-generic-complex="system" style:font-pitch-complex="variable"/>
    </style:style>
    <style:style style:name="ListLabel_20_24" style:display-name="ListLabel 24" style:family="text">
      <style:text-properties style:font-name-complex="Bitstream Vera Sans8" style:font-family-complex="'Bitstream Vera Sans'" style:font-family-generic-complex="system" style:font-pitch-complex="variable"/>
    </style:style>
    <style:style style:name="ListLabel_20_25" style:display-name="ListLabel 25" style:family="text">
      <style:text-properties style:font-name-complex="Bitstream Vera Sans8" style:font-family-complex="'Bitstream Vera Sans'" style:font-family-generic-complex="system" style:font-pitch-complex="variable"/>
    </style:style>
    <style:style style:name="ListLabel_20_26" style:display-name="ListLabel 26" style:family="text">
      <style:text-properties style:font-name-complex="Bitstream Vera Sans8" style:font-family-complex="'Bitstream Vera Sans'" style:font-family-generic-complex="system" style:font-pitch-complex="variable"/>
    </style:style>
    <style:style style:name="ListLabel_20_27" style:display-name="ListLabel 27" style:family="text">
      <style:text-properties style:font-name-complex="Bitstream Vera Sans8" style:font-family-complex="'Bitstream Vera Sans'" style:font-family-generic-complex="system" style:font-pitch-complex="variable"/>
    </style:style>
    <style:style style:name="ListLabel_20_28" style:display-name="ListLabel 28" style:family="text">
      <style:text-properties style:font-name-complex="Bitstream Vera Sans8" style:font-family-complex="'Bitstream Vera Sans'" style:font-family-generic-complex="system" style:font-pitch-complex="variable"/>
    </style:style>
    <style:style style:name="_5f_Numéros_20_second_20_d_27_approfondir" style:display-name="_Numéros second d'approfondir" style:family="text">
      <style:text-properties fo:color="#000000" loext:opacity="100%" fo:font-size="9pt" fo:text-shadow="none" fo:background-color="transparent"/>
    </style:style>
    <style:style style:name="_5f_Numéros_20_second_20_de_20_s_27_entraîner_20_et_20_approfondir" style:display-name="_Numéros second de s'entraîner et approfondir" style:family="text">
      <style:text-properties fo:color="#000000" loext:opacity="100%" fo:font-size="9pt" fo:text-shadow="none" fo:background-color="transparen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min-label-distance="0.049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style-name="Regular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style:num-format="a" style:num-letter-sync="true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text:style-name="ListLabel_20_1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ListLabel_20_1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ListLabel_20_1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ListLabel_20_1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ListLabel_20_1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20" style:num-format="a" style:num-letter-sync="true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text:style-name="ListLabel_20_2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text:style-name="ListLabel_20_2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ListLabel_20_2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ListLabel_20_2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ListLabel_20_2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ListLabel_20_2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2969*"/>
    </style:style>
    <style:style style:name="Tableau5.A1" style:family="table-cell">
      <style:table-cell-properties style:vertical-align="middle" fo:padding="0cm" fo:border="none"/>
    </style:style>
    <style:style style:name="Tableau5.B1.1" style:family="table-column">
      <style:table-column-properties style:rel-column-width="40950*"/>
    </style:style>
    <style:style style:name="Tableau5.B1.2" style:family="table-column">
      <style:table-column-properties style:rel-column-width="2019*"/>
    </style:style>
    <style:style style:name="Tableau5.B1.1" style:family="table-row">
      <style:table-row-properties style:min-row-height="1.109cm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2969*"/>
    </style:style>
    <style:style style:name="Tableau7.A1" style:family="table-cell">
      <style:table-cell-properties style:vertical-align="middle" fo:padding="0cm" fo:border="none"/>
    </style:style>
    <style:style style:name="Tableau7.B1.1" style:family="table-column">
      <style:table-column-properties style:rel-column-width="40950*"/>
    </style:style>
    <style:style style:name="Tableau7.B1.2" style:family="table-column">
      <style:table-column-properties style:rel-column-width="2019*"/>
    </style:style>
    <style:style style:name="Tableau7.B1.1" style:family="table-row">
      <style:table-row-properties style:min-row-height="1.109cm"/>
    </style:style>
    <style:style style:name="MP1" style:family="paragraph" style:parent-style-name="Header">
      <style:text-properties fo:font-size="3pt" style:font-size-asian="4pt" style:font-size-complex="4pt"/>
    </style:style>
    <style:style style:name="MP2" style:family="paragraph" style:parent-style-name="Header">
      <style:paragraph-properties fo:margin-left="6.399cm" fo:margin-right="0cm" fo:text-indent="0cm" style:auto-text-indent="false"/>
      <style:text-properties style:font-name="Bitstream Vera Sans7" fo:font-size="13pt" fo:font-weight="bold" style:font-size-asian="13pt" style:font-weight-asian="bold" style:font-size-complex="13pt" style:font-weight-complex="bold"/>
    </style:style>
    <style:style style:name="MP3" style:family="paragraph" style:parent-style-name="Header">
      <style:paragraph-properties fo:margin-left="7.001cm" fo:margin-right="0cm" fo:text-indent="0cm" style:auto-text-indent="false"/>
      <style:text-properties style:font-name="Bitstream Vera Sans7" fo:font-size="11pt" fo:font-weight="normal" style:font-size-asian="11pt" style:font-weight-asian="normal" style:font-size-complex="11pt" style:font-weight-complex="normal"/>
    </style:style>
    <style:style style:name="MP4" style:family="paragraph" style:parent-style-name="_5f_En-tête">
      <style:paragraph-properties fo:text-align="start" style:justify-single-word="false"/>
      <style:text-properties officeooo:paragraph-rsid="0211dd7e"/>
    </style:style>
    <style:style style:name="MP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7" style:family="paragraph" style:parent-style-name="Footer">
      <style:text-properties officeooo:paragraph-rsid="00c384cf"/>
    </style:style>
    <style:style style:name="MP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Footer">
      <style:paragraph-properties fo:text-align="start" style:justify-single-word="false"/>
      <style:text-properties officeooo:paragraph-rsid="0211dd7e"/>
    </style:style>
    <style:style style:name="MP1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11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12" style:family="paragraph" style:parent-style-name="Header">
      <style:text-properties fo:font-size="14pt" style:font-size-asian="14pt" style:font-size-complex="14pt"/>
    </style:style>
    <style:style style:name="MP1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14" style:family="paragraph" style:parent-style-name="Standard">
      <style:text-properties fo:font-size="6pt" style:font-size-asian="6pt" style:font-size-complex="6pt"/>
    </style:style>
    <style:style style:name="MP15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7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_5f_Titre_20_d_27_exercices_20_livret" style:list-style-name="_5f_Numérotation_20_des_20_exercices_20_livrets"/>
    <style:style style:name="MP19" style:family="paragraph" style:parent-style-name="Footer">
      <style:text-properties officeooo:rsid="00178920" officeooo:paragraph-rsid="00178920"/>
    </style:style>
    <style:style style:name="MP20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7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2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2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fo:font-variant="small-caps" fo:color="#d7e12c" loext:opacity="100%" style:font-name="Bitstream Vera Sans7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4" style:family="text">
      <style:text-properties fo:font-variant="small-caps" fo:color="#d7e12c" loext:opacity="100%" style:font-name="Bitstream Vera Sans7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5" style:family="text">
      <style:text-properties fo:text-transform="uppercase" fo:color="#808080" loext:opacity="100%" style:font-name="Bitstream Vera Sans4" fo:font-size="9pt" officeooo:rsid="0215abe1" fo:background-color="transparent" loext:char-shading-value="0"/>
    </style:style>
    <style:style style:name="MT6" style:family="text">
      <style:text-properties fo:text-transform="uppercase" fo:color="#808080" loext:opacity="100%" style:font-name="Bitstream Vera Sans4" fo:font-size="9pt" officeooo:rsid="0271cf95" fo:background-color="transparent" loext:char-shading-value="0"/>
    </style:style>
    <style:style style:name="MT7" style:family="text">
      <style:text-properties fo:text-transform="uppercase" fo:color="#808080" loext:opacity="100%" style:font-name="Bitstream Vera Sans4" fo:font-size="9pt" officeooo:rsid="0211dd7e" fo:background-color="transparent" loext:char-shading-value="0"/>
    </style:style>
    <style:style style:name="MT8" style:family="text">
      <style:text-properties style:use-window-font-color="true" loext:opacity="0%" style:font-name="Bitstream Vera Sans7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9" style:family="text">
      <style:text-properties fo:font-variant="normal" fo:text-transform="none" fo:color="#000000" loext:opacity="100%" style:font-name="Bitstream Vera Sans7" fo:background-color="transparent" loext:char-shading-value="0"/>
    </style:style>
    <style:style style:name="MT10" style:family="text">
      <style:text-properties fo:font-variant="small-caps" fo:color="#d7e12c" loext:opacity="100%" style:font-name="Bitstream Vera Sans7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11" style:family="text">
      <style:text-properties fo:text-transform="uppercase" fo:color="#808080" loext:opacity="100%" style:font-name="Bitstream Vera Sans4" fo:font-size="9pt" officeooo:rsid="02767796" fo:background-color="transparent" loext:char-shading-value="0"/>
    </style:style>
    <style:style style:name="MT12" style:family="text">
      <style:text-properties fo:text-transform="uppercase" fo:color="#808080" loext:opacity="100%" style:font-name="Bitstream Vera Sans4" fo:font-size="9pt" officeooo:rsid="00d8520c" fo:background-color="transparent" loext:char-shading-value="0"/>
    </style:style>
    <style:style style:name="MT13" style:family="text">
      <style:text-properties fo:font-variant="small-caps" officeooo:rsid="00990660"/>
    </style:style>
    <style:style style:name="MT14" style:family="text">
      <style:text-properties fo:font-variant="small-caps" officeooo:rsid="0054f64f"/>
    </style:style>
    <style:style style:name="MT15" style:family="text">
      <style:text-properties fo:font-variant="small-caps" officeooo:rsid="00b5d2d1"/>
    </style:style>
    <style:style style:name="MT16" style:family="text">
      <style:text-properties fo:font-variant="small-caps" officeooo:rsid="00b6801f"/>
    </style:style>
    <style:style style:name="MT17" style:family="text">
      <style:text-properties officeooo:rsid="002925a2"/>
    </style:style>
    <style:style style:name="MT18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5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4F439745515D277C.png" xlink:type="simple" xlink:actuate="onLoad" style:repeat="stretch"/>
        </style:header-footer-properties>
      </style:header-style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_5f_Fiche_20_format_20_Site" loext:hidden="true" style:hidden="true" style:display-name="_Fiche format Site" style:page-layout-name="Mpm3">
      <style:header>
        <text:p text:style-name="MP1"/>
        <text:p text:style-name="MP2"><text:span text:style-name="MT1">Chapitre N3 :</text:span> <text:span text:style-name="MT2">Nombres fractions</text:span></text:p>
        <text:p text:style-name="MP3">Série 2 : Fractions et partage <text:s text:c="75"/></text:p>
      </style:header>
    </style:master-page>
    <style:master-page style:name="HTML" style:page-layout-name="Mpm4"/>
    <style:master-page style:name="Right_20_Page" style:display-name="Right Page" style:page-layout-name="Mpm5"/>
    <style:master-page style:name="Left_20_Page" style:display-name="Left Page" style:page-layout-name="Mpm6" style:next-style-name="Right_20_Page"/>
    <style:master-page style:name="First_20_Page" style:display-name="First Page" style:page-layout-name="Mpm7" style:next-style-name="Standard"/>
    <style:master-page style:name="Envelope" style:page-layout-name="Mpm8"/>
    <style:master-page style:name="Index" style:page-layout-name="Mpm7"/>
    <style:master-page style:name="Footnote" style:page-layout-name="Mpm9"/>
    <style:master-page style:name="Landscape" style:page-layout-name="Mpm10"/>
    <style:master-page style:name="SERIE_5f_G_5f_GAUCHE_5f_ET_5f_DROITE_5f_2COL" style:display-name="SERIE_G_GAUCHE_ET_DROITE_2COL" style:page-layout-name="Mpm11" draw:style-name="Mdp1">
      <style:header>
        <text:p text:style-name="MP4"><text:span text:style-name="MT3">Conversions d’unités : </text:span><text:span text:style-name="MT4">Problèmes</text:span></text:p>
      </style:header>
      <style:footer>
        <text:p text:style-name="MP5"><draw:frame draw:style-name="Mfr1" draw:name="Frame1" text:anchor-type="paragraph" svg:y="-0.06cm" draw:z-index="0"><draw:text-box fo:min-height="0.499cm" fo:min-width="3cm"><draw:frame draw:style-name="Mfr2" draw:name="Frame2" text:anchor-type="frame" svg:x="0.45cm" svg:y="0.079cm" svg:width="0.817cm" draw:z-index="0"><draw:text-box fo:min-height="0.355cm"><text:p text:style-name="MP6"><text:page-number text:select-page="current">6</text:page-number></text:p></draw:text-box></draw:frame><text:p text:style-name="MP7"><text:span text:style-name="MT5">Conversions d’unités : </text:span><text:span text:style-name="MT6">problèmes</text:span></text:p></draw:text-box></draw:frame><draw:g text:anchor-type="paragraph" draw:z-index="12" draw:name="Shape4_1" draw:style-name="Mgr1"><draw:path draw:style-name="Mgr2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3" text:anchor-type="paragraph" svg:y="-0.06cm" draw:z-index="10"><draw:text-box fo:min-height="0.499cm" fo:min-width="7.096cm"><draw:frame draw:style-name="Mfr2" draw:name="Frame4" text:anchor-type="frame" svg:x="0.45cm" svg:y="0.079cm" svg:width="0.817cm" draw:z-index="11"><draw:text-box fo:min-height="0.355cm"><text:p text:style-name="MP6"><text:page-number text:select-page="current">5</text:page-number></text:p></draw:text-box></draw:frame><text:p text:style-name="MP9"><text:span text:style-name="MT7">Conversions d’unités : </text:span><text:span text:style-name="MT6">problèmes</text:span></text:p></draw:text-box></draw:frame><draw:g text:anchor-type="paragraph" draw:z-index="13" draw:name="Shape4_6" draw:style-name="Mgr1"><draw:path draw:style-name="Mgr2" draw:text-style-name="MP8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odile" style:page-layout-name="Mpm12" draw:style-name="Mdp2">
      <style:header>
        <table:table table:name="Tableau5" table:style-name="Tableau5">
          <table:table-column table:style-name="Tableau5.A"/>
          <table:table-column table:style-name="Tableau5.B"/>
          <table:table-header-rows>
            <table:table-row>
              <table:table-cell table:style-name="Tableau5.A1" office:value-type="string">
                <text:p text:style-name="Standard"><draw:g text:anchor-type="as-char" svg:y="0cm" draw:z-index="7" draw:name="Shape5" draw:style-name="Mgr3"><draw:ellipse draw:style-name="Mgr4" draw:text-style-name="MP10" svg:width="1.715cm" svg:height="1.784cm" svg:x="0cm" svg:y="0.004cm" draw:kind="arc" draw:start-angle="90.48" draw:end-angle="269.56"><text:p/></draw:ellipse><draw:line draw:style-name="Mgr4" draw:text-style-name="MP10" svg:x1="0.847cm" svg:y1="0.002cm" svg:x2="18.167cm" svg:y2="0.002cm"><text:p/></draw:line><draw:line draw:style-name="Mgr4" draw:text-style-name="MP10" svg:x1="0.847cm" svg:y1="1.782cm" svg:x2="18.158cm" svg:y2="1.782cm"><text:p/></draw:line><draw:ellipse draw:style-name="Mgr4" draw:text-style-name="MP10" svg:width="1.719cm" svg:height="1.782cm" svg:x="17.29cm" svg:y="0cm" draw:kind="arc" draw:start-angle="270.5" draw:end-angle="89.48"><text:p/></draw:ellipse><draw:frame draw:style-name="Mgr5" draw:text-style-name="MP11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5.B1.1"/>
                  <table:table-column table:style-name="Tableau5.B1.2"/>
                  <table:table-row table:style-name="Tableau5.B1.1">
                    <table:table-cell table:style-name="Tableau5.A1" office:value-type="string">
                      <text:p text:style-name="MP12">N1 : Priorités, distributivité</text:p>
                    </table:table-cell>
                    <table:table-cell table:style-name="Tableau5.A1" office:value-type="string">
                      <text:p text:style-name="MP12"/>
                    </table:table-cell>
                  </table:table-row>
                  <table:table-row>
                    <table:table-cell table:style-name="Tableau5.A1" office:value-type="string">
                      <text:p text:style-name="MP13">Série 1 : Priorités opératoires</text:p>
                    </table:table-cell>
                    <table:table-cell table:style-name="Tableau5.A1" office:value-type="string">
                      <text:p text:style-name="MP13"/>
                    </table:table-cell>
                  </table:table-row>
                </table:table>
              </table:table-cell>
            </table:table-row>
          </table:table-header-rows>
        </table:table>
        <text:p text:style-name="MP14"><text:span text:style-name="corps"><text:span text:style-name="MT8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header-rows>
            <table:table-row>
              <table:table-cell table:style-name="Tableau7.A1" office:value-type="string">
                <text:p text:style-name="Standard"><draw:g text:anchor-type="as-char" svg:y="0cm" draw:z-index="8" draw:name="Shape6" draw:style-name="Mgr3"><draw:ellipse draw:style-name="Mgr4" draw:text-style-name="MP10" svg:width="1.715cm" svg:height="1.784cm" svg:x="0cm" svg:y="0.004cm" draw:kind="arc" draw:start-angle="90.48" draw:end-angle="269.56"><text:p/></draw:ellipse><draw:line draw:style-name="Mgr4" draw:text-style-name="MP10" svg:x1="0.847cm" svg:y1="0.002cm" svg:x2="18.167cm" svg:y2="0.002cm"><text:p/></draw:line><draw:line draw:style-name="Mgr4" draw:text-style-name="MP10" svg:x1="0.847cm" svg:y1="1.782cm" svg:x2="18.158cm" svg:y2="1.782cm"><text:p/></draw:line><draw:ellipse draw:style-name="Mgr4" draw:text-style-name="MP10" svg:width="1.719cm" svg:height="1.782cm" svg:x="17.29cm" svg:y="0cm" draw:kind="arc" draw:start-angle="270.5" draw:end-angle="89.48"><text:p/></draw:ellipse><draw:frame draw:style-name="Mgr5" draw:text-style-name="MP11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7.B1.1"/>
                  <table:table-column table:style-name="Tableau7.B1.2"/>
                  <table:table-row table:style-name="Tableau7.B1.1">
                    <table:table-cell table:style-name="Tableau7.A1" office:value-type="string">
                      <text:p text:style-name="MP12">5N1 : Priorités, distributivité</text:p>
                    </table:table-cell>
                    <table:table-cell table:style-name="Tableau7.A1" office:value-type="string">
                      <text:p text:style-name="MP12"/>
                    </table:table-cell>
                  </table:table-row>
                  <table:table-row>
                    <table:table-cell table:style-name="Tableau7.A1" office:value-type="string">
                      <text:p text:style-name="MP13">Série 1 : Priorités opératoires</text:p>
                    </table:table-cell>
                    <table:table-cell table:style-name="Tableau7.A1" office:value-type="string">
                      <text:p text:style-name="MP13"/>
                    </table:table-cell>
                  </table:table-row>
                </table:table>
              </table:table-cell>
            </table:table-row>
          </table:table-header-rows>
        </table:table>
        <text:p text:style-name="MP14"><text:span text:style-name="corps"><text:span text:style-name="MT8"/></text:span></text:p>
      </style:header-left>
      <style:footer>
        <text:p text:style-name="MP15"><text:span text:style-name="MT9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3" draw:style-name="Mdp2">
      <style:header>
        <text:p text:style-name="MP16">Série 4 : Constructions (2)</text:p>
      </style:header>
      <style:footer>
        <text:p text:style-name="MP17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4">
      <style:header>
        <text:p text:style-name="MP16">Série 6 : Démonstrations (2)</text:p>
        <text:list xml:id="list2309331678" text:style-name="_5f_Numérotation_20_des_20_exercices_20_livrets">
          <text:list-item>
            <text:h text:style-name="MP18" text:outline-level="1">Sans justi</text:h>
          </text:list-item>
        </text:list>
      </style:header>
      <style:footer>
        <text:p text:style-name="MP17">Parallélogrammes : Chapitre G3</text:p>
      </style:footer>
    </style:master-page>
    <style:master-page style:name="SERIE_5f_G_5f_GAUCHE_5f_ET_5f_DROITE_5f_1COL" style:display-name="SERIE_G_GAUCHE_ET_DROITE_1COL" style:page-layout-name="Mpm15" draw:style-name="Mdp1">
      <style:header>
        <text:p text:style-name="_5f_En-tête"><text:s/><text:span text:style-name="MT10">Conversions d’unités : </text:span><text:span text:style-name="MT4">Problèmes</text:span></text:p>
      </style:header>
      <style:footer>
        <text:p text:style-name="MP19"><draw:frame draw:style-name="Mfr1" draw:name="Frame5" text:anchor-type="paragraph" svg:y="-0.06cm" draw:z-index="16"><draw:text-box fo:min-height="0.499cm" fo:min-width="3cm"><draw:frame draw:style-name="Mfr2" draw:name="Frame6" text:anchor-type="frame" svg:x="0.45cm" svg:y="0.079cm" svg:width="0.817cm" draw:z-index="17"><draw:text-box fo:min-height="0.355cm"><text:p text:style-name="MP6"><text:page-number text:select-page="current">4</text:page-number></text:p></draw:text-box></draw:frame><text:p text:style-name="MP7"><text:span text:style-name="MT5">Conversions d’unités : </text:span><text:span text:style-name="MT6">problèmes</text:span></text:p></draw:text-box></draw:frame><draw:g text:anchor-type="paragraph" draw:z-index="9" draw:name="Shape4_3" draw:style-name="Mgr1"><draw:path draw:style-name="Mgr2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9"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6"><text:page-number text:select-page="current">5</text:page-number></text:p></draw:text-box></draw:frame><text:p text:style-name="MP7"><text:span text:style-name="MT11">Conversions d’unités </text:span><text:span text:style-name="MT12">: </text:span><text:span text:style-name="MT11">problèmes</text:span></text:p></draw:text-box></draw:frame><draw:g text:anchor-type="paragraph" draw:z-index="14" draw:name="Shape4_4" draw:style-name="Mgr1"><draw:path draw:style-name="Mgr2" draw:text-style-name="MP8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16" draw:style-name="Mdp1">
      <style:header>
        <text:p text:style-name="MP20"><text:span text:style-name="MT13">Géométrie plane</text:span><text:span text:style-name="MT14"> : </text:span><text:span text:style-name="MT15">Parallèles, perpendiculaires,<text:line-break/> </text:span><text:span text:style-name="MT16">distances</text:span></text:p>
      </style:header>
      <style:footer>
        <text:p text:style-name="MP19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6"><draw:g text:anchor-type="paragraph" draw:z-index="15" draw:name="Shape4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17">espace</text:span> • <text:span text:style-name="MT18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SESAMATH </meta:initial-creator>
    <meta:creation-date>2014-12-29T17:08:08.216000000</meta:creation-date>
    <dc:date>2021-01-23T21:45:40.852798253</dc:date>
    <meta:editing-duration>P3DT5H27M27S</meta:editing-duration>
    <meta:editing-cycles>527</meta:editing-cycles>
    <meta:generator>LibreOffice/7.0.0.3$Linux_X86_64 LibreOffice_project/8061b3e9204bef6b321a21033174034a5e2ea88e</meta:generator>
    <meta:document-statistic meta:table-count="3" meta:image-count="0" meta:object-count="0" meta:page-count="2" meta:paragraph-count="265" meta:word-count="785" meta:character-count="3934" meta:non-whitespace-character-count="3322"/>
  </office:meta>
</office:document-meta>
</file>